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B2L (copy)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QUADRATIC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2018-04-02</text:p>
          </table:table-cell>
          <table:table-cell office:value-type="float" office:value="155.389999" calcext:value-type="float">
            <text:p>155.389999</text:p>
          </table:table-cell>
          <table:table-cell/>
          <table:table-cell office:value-type="float" office:value="0" calcext:value-type="float">
            <text:p>0</text:p>
          </table:table-cell>
          <table:table-cell table:formula="of:=-0.0069320225*[.D2]^2 + 0.9242038877*[.D2] + 160.1437270675" office:value-type="float" office:value="160.1437270675" calcext:value-type="float">
            <text:p>160.1437270675</text:p>
          </table:table-cell>
          <table:table-cell/>
          <table:table-cell office:value-type="float" office:value="0" calcext:value-type="float">
            <text:p>0</text:p>
          </table:table-cell>
          <table:table-cell table:formula="of:=-0.1849197185*[.G2] + 189.5355026317" office:value-type="float" office:value="189.5355026317" calcext:value-type="float">
            <text:p>189.5355026317</text:p>
          </table:table-cell>
          <table:table-cell/>
        </table:table-row>
        <table:table-row table:style-name="ro1">
          <table:table-cell office:value-type="string" calcext:value-type="string">
            <text:p>2018-04-03</text:p>
          </table:table-cell>
          <table:table-cell office:value-type="float" office:value="156.110001" calcext:value-type="float">
            <text:p>156.110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-0.0069320225*[.D3]^2 + 0.9242038877*[.D3] + 160.1437270675" office:value-type="float" office:value="161.0609989327" calcext:value-type="float">
            <text:p>161.0609989327</text:p>
          </table:table-cell>
          <table:table-cell/>
          <table:table-cell office:value-type="float" office:value="1" calcext:value-type="float">
            <text:p>1</text:p>
          </table:table-cell>
          <table:table-cell table:formula="of:=-0.1849197185*[.G3] + 189.5355026317" office:value-type="float" office:value="189.3505829132" calcext:value-type="float">
            <text:p>189.3505829132</text:p>
          </table:table-cell>
          <table:table-cell/>
        </table:table-row>
        <table:table-row table:style-name="ro1">
          <table:table-cell office:value-type="string" calcext:value-type="string">
            <text:p>2018-04-04</text:p>
          </table:table-cell>
          <table:table-cell office:value-type="float" office:value="155.100006" calcext:value-type="float">
            <text:p>155.100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-0.0069320225*[.D4]^2 + 0.9242038877*[.D4] + 160.1437270675" office:value-type="float" office:value="161.9644067529" calcext:value-type="float">
            <text:p>161.9644067529</text:p>
          </table:table-cell>
          <table:table-cell/>
          <table:table-cell office:value-type="float" office:value="2" calcext:value-type="float">
            <text:p>2</text:p>
          </table:table-cell>
          <table:table-cell table:formula="of:=-0.1849197185*[.G4] + 189.5355026317" office:value-type="float" office:value="189.1656631947" calcext:value-type="float">
            <text:p>189.1656631947</text:p>
          </table:table-cell>
          <table:table-cell/>
        </table:table-row>
        <table:table-row table:style-name="ro1">
          <table:table-cell office:value-type="string" calcext:value-type="string">
            <text:p>2018-04-05</text:p>
          </table:table-cell>
          <table:table-cell office:value-type="float" office:value="159.339996" calcext:value-type="float">
            <text:p>159.339996</text:p>
          </table:table-cell>
          <table:table-cell/>
          <table:table-cell office:value-type="float" office:value="3" calcext:value-type="float">
            <text:p>3</text:p>
          </table:table-cell>
          <table:table-cell table:formula="of:=-0.0069320225*[.D5]^2 + 0.9242038877*[.D5] + 160.1437270675" office:value-type="float" office:value="162.8539505281" calcext:value-type="float">
            <text:p>162.8539505281</text:p>
          </table:table-cell>
          <table:table-cell/>
          <table:table-cell office:value-type="float" office:value="3" calcext:value-type="float">
            <text:p>3</text:p>
          </table:table-cell>
          <table:table-cell table:formula="of:=-0.1849197185*[.G5] + 189.5355026317" office:value-type="float" office:value="188.9807434762" calcext:value-type="float">
            <text:p>188.9807434762</text:p>
          </table:table-cell>
          <table:table-cell/>
        </table:table-row>
        <table:table-row table:style-name="ro1">
          <table:table-cell office:value-type="string" calcext:value-type="string">
            <text:p>2018-04-06</text:p>
          </table:table-cell>
          <table:table-cell office:value-type="float" office:value="157.199997" calcext:value-type="float">
            <text:p>157.199997</text:p>
          </table:table-cell>
          <table:table-cell/>
          <table:table-cell office:value-type="float" office:value="4" calcext:value-type="float">
            <text:p>4</text:p>
          </table:table-cell>
          <table:table-cell table:formula="of:=-0.0069320225*[.D6]^2 + 0.9242038877*[.D6] + 160.1437270675" office:value-type="float" office:value="163.7296302583" calcext:value-type="float">
            <text:p>163.7296302583</text:p>
          </table:table-cell>
          <table:table-cell/>
          <table:table-cell office:value-type="float" office:value="4" calcext:value-type="float">
            <text:p>4</text:p>
          </table:table-cell>
          <table:table-cell table:formula="of:=-0.1849197185*[.G6] + 189.5355026317" office:value-type="float" office:value="188.7958237577" calcext:value-type="float">
            <text:p>188.7958237577</text:p>
          </table:table-cell>
          <table:table-cell/>
        </table:table-row>
        <table:table-row table:style-name="ro1">
          <table:table-cell office:value-type="string" calcext:value-type="string">
            <text:p>2018-04-09</text:p>
          </table:table-cell>
          <table:table-cell office:value-type="float" office:value="157.929993" calcext:value-type="float">
            <text:p>157.929993</text:p>
          </table:table-cell>
          <table:table-cell/>
          <table:table-cell office:value-type="float" office:value="5" calcext:value-type="float">
            <text:p>5</text:p>
          </table:table-cell>
          <table:table-cell table:formula="of:=-0.0069320225*[.D7]^2 + 0.9242038877*[.D7] + 160.1437270675" office:value-type="float" office:value="164.5914459435" calcext:value-type="float">
            <text:p>164.5914459435</text:p>
          </table:table-cell>
          <table:table-cell/>
          <table:table-cell office:value-type="float" office:value="5" calcext:value-type="float">
            <text:p>5</text:p>
          </table:table-cell>
          <table:table-cell table:formula="of:=-0.1849197185*[.G7] + 189.5355026317" office:value-type="float" office:value="188.6109040392" calcext:value-type="float">
            <text:p>188.6109040392</text:p>
          </table:table-cell>
          <table:table-cell/>
        </table:table-row>
        <table:table-row table:style-name="ro1">
          <table:table-cell office:value-type="string" calcext:value-type="string">
            <text:p>2018-04-10</text:p>
          </table:table-cell>
          <table:table-cell office:value-type="float" office:value="165.039993" calcext:value-type="float">
            <text:p>165.039993</text:p>
          </table:table-cell>
          <table:table-cell/>
          <table:table-cell office:value-type="float" office:value="6" calcext:value-type="float">
            <text:p>6</text:p>
          </table:table-cell>
          <table:table-cell table:formula="of:=-0.0069320225*[.D8]^2 + 0.9242038877*[.D8] + 160.1437270675" office:value-type="float" office:value="165.4393975837" calcext:value-type="float">
            <text:p>165.4393975837</text:p>
          </table:table-cell>
          <table:table-cell/>
          <table:table-cell office:value-type="float" office:value="6" calcext:value-type="float">
            <text:p>6</text:p>
          </table:table-cell>
          <table:table-cell table:formula="of:=-0.1849197185*[.G8] + 189.5355026317" office:value-type="float" office:value="188.4259843207" calcext:value-type="float">
            <text:p>188.4259843207</text:p>
          </table:table-cell>
          <table:table-cell/>
        </table:table-row>
        <table:table-row table:style-name="ro1">
          <table:table-cell office:value-type="string" calcext:value-type="string">
            <text:p>2018-04-11</text:p>
          </table:table-cell>
          <table:table-cell office:value-type="float" office:value="166.320007" calcext:value-type="float">
            <text:p>166.320007</text:p>
          </table:table-cell>
          <table:table-cell/>
          <table:table-cell office:value-type="float" office:value="7" calcext:value-type="float">
            <text:p>7</text:p>
          </table:table-cell>
          <table:table-cell table:formula="of:=-0.0069320225*[.D9]^2 + 0.9242038877*[.D9] + 160.1437270675" office:value-type="float" office:value="166.2734851789" calcext:value-type="float">
            <text:p>166.2734851789</text:p>
          </table:table-cell>
          <table:table-cell/>
          <table:table-cell office:value-type="float" office:value="7" calcext:value-type="float">
            <text:p>7</text:p>
          </table:table-cell>
          <table:table-cell table:formula="of:=-0.1849197185*[.G9] + 189.5355026317" office:value-type="float" office:value="188.2410646022" calcext:value-type="float">
            <text:p>188.2410646022</text:p>
          </table:table-cell>
          <table:table-cell/>
        </table:table-row>
        <table:table-row table:style-name="ro1">
          <table:table-cell office:value-type="string" calcext:value-type="string">
            <text:p>2018-04-12</text:p>
          </table:table-cell>
          <table:table-cell office:value-type="float" office:value="163.869995" calcext:value-type="float">
            <text:p>163.869995</text:p>
          </table:table-cell>
          <table:table-cell/>
          <table:table-cell office:value-type="float" office:value="8" calcext:value-type="float">
            <text:p>8</text:p>
          </table:table-cell>
          <table:table-cell table:formula="of:=-0.0069320225*[.D10]^2 + 0.9242038877*[.D10] + 160.1437270675" office:value-type="float" office:value="167.0937087291" calcext:value-type="float">
            <text:p>167.0937087291</text:p>
          </table:table-cell>
          <table:table-cell/>
          <table:table-cell office:value-type="float" office:value="8" calcext:value-type="float">
            <text:p>8</text:p>
          </table:table-cell>
          <table:table-cell table:formula="of:=-0.1849197185*[.G10] + 189.5355026317" office:value-type="float" office:value="188.0561448837" calcext:value-type="float">
            <text:p>188.0561448837</text:p>
          </table:table-cell>
          <table:table-cell/>
        </table:table-row>
        <table:table-row table:style-name="ro1">
          <table:table-cell office:value-type="string" calcext:value-type="string">
            <text:p>2018-04-13</text:p>
          </table:table-cell>
          <table:table-cell office:value-type="float" office:value="164.520004" calcext:value-type="float">
            <text:p>164.520004</text:p>
          </table:table-cell>
          <table:table-cell/>
          <table:table-cell office:value-type="float" office:value="9" calcext:value-type="float">
            <text:p>9</text:p>
          </table:table-cell>
          <table:table-cell table:formula="of:=-0.0069320225*[.D11]^2 + 0.9242038877*[.D11] + 160.1437270675" office:value-type="float" office:value="167.9000682343" calcext:value-type="float">
            <text:p>167.9000682343</text:p>
          </table:table-cell>
          <table:table-cell/>
          <table:table-cell office:value-type="float" office:value="9" calcext:value-type="float">
            <text:p>9</text:p>
          </table:table-cell>
          <table:table-cell table:formula="of:=-0.1849197185*[.G11] + 189.5355026317" office:value-type="float" office:value="187.8712251652" calcext:value-type="float">
            <text:p>187.8712251652</text:p>
          </table:table-cell>
          <table:table-cell/>
        </table:table-row>
        <table:table-row table:style-name="ro1">
          <table:table-cell office:value-type="string" calcext:value-type="string">
            <text:p>2018-04-16</text:p>
          </table:table-cell>
          <table:table-cell office:value-type="float" office:value="164.830002" calcext:value-type="float">
            <text:p>164.83000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-0.0069320225*[.D12]^2 + 0.9242038877*[.D12] + 160.1437270675" office:value-type="float" office:value="168.6925636945" calcext:value-type="float">
            <text:p>168.692563694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-0.1849197185*[.G12] + 189.5355026317" office:value-type="float" office:value="187.6863054467" calcext:value-type="float">
            <text:p>187.6863054467</text:p>
          </table:table-cell>
          <table:table-cell/>
        </table:table-row>
        <table:table-row table:style-name="ro1">
          <table:table-cell office:value-type="string" calcext:value-type="string">
            <text:p>2018-04-17</text:p>
          </table:table-cell>
          <table:table-cell office:value-type="float" office:value="168.660004" calcext:value-type="float">
            <text:p>168.6600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-0.0069320225*[.D13]^2 + 0.9242038877*[.D13] + 160.1437270675" office:value-type="float" office:value="169.4711951097" calcext:value-type="float">
            <text:p>169.471195109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-0.1849197185*[.G13] + 189.5355026317" office:value-type="float" office:value="187.5013857282" calcext:value-type="float">
            <text:p>187.5013857282</text:p>
          </table:table-cell>
          <table:table-cell/>
        </table:table-row>
        <table:table-row table:style-name="ro1">
          <table:table-cell office:value-type="string" calcext:value-type="string">
            <text:p>2018-04-18</text:p>
          </table:table-cell>
          <table:table-cell office:value-type="float" office:value="166.360001" calcext:value-type="float">
            <text:p>166.36000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-0.0069320225*[.D14]^2 + 0.9242038877*[.D14] + 160.1437270675" office:value-type="float" office:value="170.2359624799" calcext:value-type="float">
            <text:p>170.235962479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-0.1849197185*[.G14] + 189.5355026317" office:value-type="float" office:value="187.3164660097" calcext:value-type="float">
            <text:p>187.3164660097</text:p>
          </table:table-cell>
          <table:table-cell/>
        </table:table-row>
        <table:table-row table:style-name="ro1">
          <table:table-cell office:value-type="string" calcext:value-type="string">
            <text:p>2018-04-19</text:p>
          </table:table-cell>
          <table:table-cell office:value-type="float" office:value="168.100006" calcext:value-type="float">
            <text:p>168.10000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-0.0069320225*[.D15]^2 + 0.9242038877*[.D15] + 160.1437270675" office:value-type="float" office:value="170.9868658051" calcext:value-type="float">
            <text:p>170.986865805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-0.1849197185*[.G15] + 189.5355026317" office:value-type="float" office:value="187.1315462912" calcext:value-type="float">
            <text:p>187.1315462912</text:p>
          </table:table-cell>
          <table:table-cell/>
        </table:table-row>
        <table:table-row table:style-name="ro1">
          <table:table-cell office:value-type="string" calcext:value-type="string">
            <text:p>2018-04-20</text:p>
          </table:table-cell>
          <table:table-cell office:value-type="float" office:value="166.279999" calcext:value-type="float">
            <text:p>166.27999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-0.0069320225*[.D16]^2 + 0.9242038877*[.D16] + 160.1437270675" office:value-type="float" office:value="171.7239050853" calcext:value-type="float">
            <text:p>171.723905085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-0.1849197185*[.G16] + 189.5355026317" office:value-type="float" office:value="186.9466265727" calcext:value-type="float">
            <text:p>186.9466265727</text:p>
          </table:table-cell>
          <table:table-cell/>
        </table:table-row>
        <table:table-row table:style-name="ro1">
          <table:table-cell office:value-type="string" calcext:value-type="string">
            <text:p>2018-04-23</text:p>
          </table:table-cell>
          <table:table-cell office:value-type="float" office:value="165.839996" calcext:value-type="float">
            <text:p>165.83999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-0.0069320225*[.D17]^2 + 0.9242038877*[.D17] + 160.1437270675" office:value-type="float" office:value="172.4470803205" calcext:value-type="float">
            <text:p>172.44708032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-0.1849197185*[.G17] + 189.5355026317" office:value-type="float" office:value="186.7617068542" calcext:value-type="float">
            <text:p>186.7617068542</text:p>
          </table:table-cell>
          <table:table-cell/>
        </table:table-row>
        <table:table-row table:style-name="ro1">
          <table:table-cell office:value-type="string" calcext:value-type="string">
            <text:p>2018-04-24</text:p>
          </table:table-cell>
          <table:table-cell office:value-type="float" office:value="159.690002" calcext:value-type="float">
            <text:p>159.6900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-0.0069320225*[.D18]^2 + 0.9242038877*[.D18] + 160.1437270675" office:value-type="float" office:value="173.1563915107" calcext:value-type="float">
            <text:p>173.156391510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-0.1849197185*[.G18] + 189.5355026317" office:value-type="float" office:value="186.5767871357" calcext:value-type="float">
            <text:p>186.5767871357</text:p>
          </table:table-cell>
          <table:table-cell/>
        </table:table-row>
        <table:table-row table:style-name="ro1">
          <table:table-cell office:value-type="string" calcext:value-type="string">
            <text:p>2018-04-25</text:p>
          </table:table-cell>
          <table:table-cell office:value-type="float" office:value="159.690002" calcext:value-type="float">
            <text:p>159.69000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-0.0069320225*[.D19]^2 + 0.9242038877*[.D19] + 160.1437270675" office:value-type="float" office:value="173.8518386559" calcext:value-type="float">
            <text:p>173.851838655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-0.1849197185*[.G19] + 189.5355026317" office:value-type="float" office:value="186.3918674172" calcext:value-type="float">
            <text:p>186.3918674172</text:p>
          </table:table-cell>
          <table:table-cell/>
        </table:table-row>
        <table:table-row table:style-name="ro1">
          <table:table-cell office:value-type="string" calcext:value-type="string">
            <text:p>2018-04-26</text:p>
          </table:table-cell>
          <table:table-cell office:value-type="float" office:value="174.160004" calcext:value-type="float">
            <text:p>174.16000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-0.0069320225*[.D20]^2 + 0.9242038877*[.D20] + 160.1437270675" office:value-type="float" office:value="174.5334217561" calcext:value-type="float">
            <text:p>174.533421756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-0.1849197185*[.G20] + 189.5355026317" office:value-type="float" office:value="186.2069476987" calcext:value-type="float">
            <text:p>186.2069476987</text:p>
          </table:table-cell>
          <table:table-cell/>
        </table:table-row>
        <table:table-row table:style-name="ro1">
          <table:table-cell office:value-type="string" calcext:value-type="string">
            <text:p>2018-04-27</text:p>
          </table:table-cell>
          <table:table-cell office:value-type="float" office:value="173.589996" calcext:value-type="float">
            <text:p>173.58999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-0.0069320225*[.D21]^2 + 0.9242038877*[.D21] + 160.1437270675" office:value-type="float" office:value="175.2011408113" calcext:value-type="float">
            <text:p>175.201140811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-0.1849197185*[.G21] + 189.5355026317" office:value-type="float" office:value="186.0220279802" calcext:value-type="float">
            <text:p>186.0220279802</text:p>
          </table:table-cell>
          <table:table-cell/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0.0069320225*[.D22]^2 + 0.9242038877*[.D22] + 160.1437270675" office:value-type="float" office:value="175.8549958215" calcext:value-type="float">
            <text:p>175.85499582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-0.1849197185*[.G22] + 189.5355026317" office:value-type="float" office:value="185.8371082617" calcext:value-type="float">
            <text:p>185.8371082617</text:p>
          </table:table-cell>
          <table:table-cell/>
        </table:table-row>
        <table:table-row table:style-name="ro1">
          <table:table-cell office:value-type="string" calcext:value-type="string">
            <text:p>2018-05-01</text:p>
          </table:table-cell>
          <table:table-cell office:value-type="float" office:value="173.860001" calcext:value-type="float">
            <text:p>173.86000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-0.0069320225*[.D23]^2 + 0.9242038877*[.D23] + 160.1437270675" office:value-type="float" office:value="176.4949867867" calcext:value-type="float">
            <text:p>176.494986786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-0.1849197185*[.G23] + 189.5355026317" office:value-type="float" office:value="185.6521885432" calcext:value-type="float">
            <text:p>185.6521885432</text:p>
          </table:table-cell>
          <table:table-cell/>
        </table:table-row>
        <table:table-row table:style-name="ro1">
          <table:table-cell office:value-type="string" calcext:value-type="string">
            <text:p>2018-05-02</text:p>
          </table:table-cell>
          <table:table-cell office:value-type="float" office:value="176.070007" calcext:value-type="float">
            <text:p>176.07000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-0.0069320225*[.D24]^2 + 0.9242038877*[.D24] + 160.1437270675" office:value-type="float" office:value="177.1211137069" calcext:value-type="float">
            <text:p>177.121113706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-0.1849197185*[.G24] + 189.5355026317" office:value-type="float" office:value="185.4672688247" calcext:value-type="float">
            <text:p>185.4672688247</text:p>
          </table:table-cell>
          <table:table-cell/>
        </table:table-row>
        <table:table-row table:style-name="ro1">
          <table:table-cell office:value-type="string" calcext:value-type="string">
            <text:p>2018-05-03</text:p>
          </table:table-cell>
          <table:table-cell office:value-type="float" office:value="174.020004" calcext:value-type="float">
            <text:p>174.02000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-0.0069320225*[.D25]^2 + 0.9242038877*[.D25] + 160.1437270675" office:value-type="float" office:value="177.7333765821" calcext:value-type="float">
            <text:p>177.733376582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-0.1849197185*[.G25] + 189.5355026317" office:value-type="float" office:value="185.2823491062" calcext:value-type="float">
            <text:p>185.2823491062</text:p>
          </table:table-cell>
          <table:table-cell/>
        </table:table-row>
        <table:table-row table:style-name="ro1">
          <table:table-cell office:value-type="string" calcext:value-type="string">
            <text:p>2018-05-04</text:p>
          </table:table-cell>
          <table:table-cell office:value-type="float" office:value="176.610001" calcext:value-type="float">
            <text:p>176.61000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-0.0069320225*[.D26]^2 + 0.9242038877*[.D26] + 160.1437270675" office:value-type="float" office:value="178.3317754123" calcext:value-type="float">
            <text:p>178.331775412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-0.1849197185*[.G26] + 189.5355026317" office:value-type="float" office:value="185.0974293877" calcext:value-type="float">
            <text:p>185.0974293877</text:p>
          </table:table-cell>
          <table:table-cell/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177.970001" calcext:value-type="float">
            <text:p>177.97000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-0.0069320225*[.D27]^2 + 0.9242038877*[.D27] + 160.1437270675" office:value-type="float" office:value="178.9163101975" calcext:value-type="float">
            <text:p>178.916310197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-0.1849197185*[.G27] + 189.5355026317" office:value-type="float" office:value="184.9125096692" calcext:value-type="float">
            <text:p>184.9125096692</text:p>
          </table:table-cell>
          <table:table-cell/>
        </table:table-row>
        <table:table-row table:style-name="ro1">
          <table:table-cell office:value-type="string" calcext:value-type="string">
            <text:p>2018-05-08</text:p>
          </table:table-cell>
          <table:table-cell office:value-type="float" office:value="178.919998" calcext:value-type="float">
            <text:p>178.91999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-0.0069320225*[.D28]^2 + 0.9242038877*[.D28] + 160.1437270675" office:value-type="float" office:value="179.4869809377" calcext:value-type="float">
            <text:p>179.486980937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-0.1849197185*[.G28] + 189.5355026317" office:value-type="float" office:value="184.7275899507" calcext:value-type="float">
            <text:p>184.7275899507</text:p>
          </table:table-cell>
          <table:table-cell/>
        </table:table-row>
        <table:table-row table:style-name="ro1">
          <table:table-cell office:value-type="string" calcext:value-type="string">
            <text:p>2018-05-09</text:p>
          </table:table-cell>
          <table:table-cell office:value-type="float" office:value="182.660004" calcext:value-type="float">
            <text:p>182.66000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-0.0069320225*[.D29]^2 + 0.9242038877*[.D29] + 160.1437270675" office:value-type="float" office:value="180.0437876329" calcext:value-type="float">
            <text:p>180.043787632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-0.1849197185*[.G29] + 189.5355026317" office:value-type="float" office:value="184.5426702322" calcext:value-type="float">
            <text:p>184.5426702322</text:p>
          </table:table-cell>
          <table:table-cell/>
        </table:table-row>
        <table:table-row table:style-name="ro1">
          <table:table-cell office:value-type="string" calcext:value-type="string">
            <text:p>2018-05-10</text:p>
          </table:table-cell>
          <table:table-cell office:value-type="float" office:value="185.529999" calcext:value-type="float">
            <text:p>185.52999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-0.0069320225*[.D30]^2 + 0.9242038877*[.D30] + 160.1437270675" office:value-type="float" office:value="180.5867302831" calcext:value-type="float">
            <text:p>180.586730283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-0.1849197185*[.G30] + 189.5355026317" office:value-type="float" office:value="184.3577505137" calcext:value-type="float">
            <text:p>184.3577505137</text:p>
          </table:table-cell>
          <table:table-cell/>
        </table:table-row>
        <table:table-row table:style-name="ro1">
          <table:table-cell office:value-type="string" calcext:value-type="string">
            <text:p>2018-05-11</text:p>
          </table:table-cell>
          <table:table-cell office:value-type="float" office:value="186.990005" calcext:value-type="float">
            <text:p>186.99000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-0.0069320225*[.D31]^2 + 0.9242038877*[.D31] + 160.1437270675" office:value-type="float" office:value="181.1158088883" calcext:value-type="float">
            <text:p>181.115808888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-0.1849197185*[.G31] + 189.5355026317" office:value-type="float" office:value="184.1728307952" calcext:value-type="float">
            <text:p>184.1728307952</text:p>
          </table:table-cell>
          <table:table-cell/>
        </table:table-row>
        <table:table-row table:style-name="ro1">
          <table:table-cell office:value-type="string" calcext:value-type="string">
            <text:p>2018-05-14</text:p>
          </table:table-cell>
          <table:table-cell office:value-type="float" office:value="186.639999" calcext:value-type="float">
            <text:p>186.63999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-0.0069320225*[.D32]^2 + 0.9242038877*[.D32] + 160.1437270675" office:value-type="float" office:value="181.6310234485" calcext:value-type="float">
            <text:p>181.631023448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-0.1849197185*[.G32] + 189.5355026317" office:value-type="float" office:value="183.9879110767" calcext:value-type="float">
            <text:p>183.9879110767</text:p>
          </table:table-cell>
          <table:table-cell/>
        </table:table-row>
        <table:table-row table:style-name="ro1">
          <table:table-cell office:value-type="string" calcext:value-type="string">
            <text:p>2018-05-15</text:p>
          </table:table-cell>
          <table:table-cell office:value-type="float" office:value="184.320007" calcext:value-type="float">
            <text:p>184.32000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-0.0069320225*[.D33]^2 + 0.9242038877*[.D33] + 160.1437270675" office:value-type="float" office:value="182.1323739637" calcext:value-type="float">
            <text:p>182.132373963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-0.1849197185*[.G33] + 189.5355026317" office:value-type="float" office:value="183.8029913582" calcext:value-type="float">
            <text:p>183.8029913582</text:p>
          </table:table-cell>
          <table:table-cell/>
        </table:table-row>
        <table:table-row table:style-name="ro1">
          <table:table-cell office:value-type="string" calcext:value-type="string">
            <text:p>2018-05-16</text:p>
          </table:table-cell>
          <table:table-cell office:value-type="float" office:value="183.199997" calcext:value-type="float">
            <text:p>183.19999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-0.0069320225*[.D34]^2 + 0.9242038877*[.D34] + 160.1437270675" office:value-type="float" office:value="182.6198604339" calcext:value-type="float">
            <text:p>182.619860433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-0.1849197185*[.G34] + 189.5355026317" office:value-type="float" office:value="183.6180716397" calcext:value-type="float">
            <text:p>183.6180716397</text:p>
          </table:table-cell>
          <table:table-cell/>
        </table:table-row>
        <table:table-row table:style-name="ro1">
          <table:table-cell office:value-type="string" calcext:value-type="string">
            <text:p>2018-05-17</text:p>
          </table:table-cell>
          <table:table-cell office:value-type="float" office:value="183.759995" calcext:value-type="float">
            <text:p>183.75999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-0.0069320225*[.D35]^2 + 0.9242038877*[.D35] + 160.1437270675" office:value-type="float" office:value="183.0934828591" calcext:value-type="float">
            <text:p>183.093482859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-0.1849197185*[.G35] + 189.5355026317" office:value-type="float" office:value="183.4331519212" calcext:value-type="float">
            <text:p>183.4331519212</text:p>
          </table:table-cell>
          <table:table-cell/>
        </table:table-row>
        <table:table-row table:style-name="ro1">
          <table:table-cell office:value-type="string" calcext:value-type="string">
            <text:p>2018-05-18</text:p>
          </table:table-cell>
          <table:table-cell office:value-type="float" office:value="182.679993" calcext:value-type="float">
            <text:p>182.67999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-0.0069320225*[.D36]^2 + 0.9242038877*[.D36] + 160.1437270675" office:value-type="float" office:value="183.5532412393" calcext:value-type="float">
            <text:p>183.553241239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-0.1849197185*[.G36] + 189.5355026317" office:value-type="float" office:value="183.2482322027" calcext:value-type="float">
            <text:p>183.2482322027</text:p>
          </table:table-cell>
          <table:table-cell/>
        </table:table-row>
        <table:table-row table:style-name="ro1">
          <table:table-cell office:value-type="string" calcext:value-type="string">
            <text:p>2018-05-21</text:p>
          </table:table-cell>
          <table:table-cell office:value-type="float" office:value="184.490005" calcext:value-type="float">
            <text:p>184.49000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-0.0069320225*[.D37]^2 + 0.9242038877*[.D37] + 160.1437270675" office:value-type="float" office:value="183.9991355745" calcext:value-type="float">
            <text:p>183.99913557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-0.1849197185*[.G37] + 189.5355026317" office:value-type="float" office:value="183.0633124842" calcext:value-type="float">
            <text:p>183.0633124842</text:p>
          </table:table-cell>
          <table:table-cell/>
        </table:table-row>
        <table:table-row table:style-name="ro1">
          <table:table-cell office:value-type="string" calcext:value-type="string">
            <text:p>2018-05-22</text:p>
          </table:table-cell>
          <table:table-cell office:value-type="float" office:value="183.800003" calcext:value-type="float">
            <text:p>183.80000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-0.0069320225*[.D38]^2 + 0.9242038877*[.D38] + 160.1437270675" office:value-type="float" office:value="184.4311658647" calcext:value-type="float">
            <text:p>184.431165864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-0.1849197185*[.G38] + 189.5355026317" office:value-type="float" office:value="182.8783927657" calcext:value-type="float">
            <text:p>182.8783927657</text:p>
          </table:table-cell>
          <table:table-cell/>
        </table:table-row>
        <table:table-row table:style-name="ro1">
          <table:table-cell office:value-type="string" calcext:value-type="string">
            <text:p>2018-05-23</text:p>
          </table:table-cell>
          <table:table-cell office:value-type="float" office:value="186.899994" calcext:value-type="float">
            <text:p>186.89999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-0.0069320225*[.D39]^2 + 0.9242038877*[.D39] + 160.1437270675" office:value-type="float" office:value="184.8493321099" calcext:value-type="float">
            <text:p>184.849332109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-0.1849197185*[.G39] + 189.5355026317" office:value-type="float" office:value="182.6934730472" calcext:value-type="float">
            <text:p>182.6934730472</text:p>
          </table:table-cell>
          <table:table-cell/>
        </table:table-row>
        <table:table-row table:style-name="ro1">
          <table:table-cell office:value-type="string" calcext:value-type="string">
            <text:p>2018-05-24</text:p>
          </table:table-cell>
          <table:table-cell office:value-type="float" office:value="185.929993" calcext:value-type="float">
            <text:p>185.92999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-0.0069320225*[.D40]^2 + 0.9242038877*[.D40] + 160.1437270675" office:value-type="float" office:value="185.2536343101" calcext:value-type="float">
            <text:p>185.253634310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-0.1849197185*[.G40] + 189.5355026317" office:value-type="float" office:value="182.5085533287" calcext:value-type="float">
            <text:p>182.5085533287</text:p>
          </table:table-cell>
          <table:table-cell/>
        </table:table-row>
        <table:table-row table:style-name="ro1">
          <table:table-cell office:value-type="string" calcext:value-type="string">
            <text:p>2018-05-25</text:p>
          </table:table-cell>
          <table:table-cell office:value-type="float" office:value="184.919998" calcext:value-type="float">
            <text:p>184.91999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-0.0069320225*[.D41]^2 + 0.9242038877*[.D41] + 160.1437270675" office:value-type="float" office:value="185.6440724653" calcext:value-type="float">
            <text:p>185.644072465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-0.1849197185*[.G41] + 189.5355026317" office:value-type="float" office:value="182.3236336102" calcext:value-type="float">
            <text:p>182.3236336102</text:p>
          </table:table-cell>
          <table:table-cell/>
        </table:table-row>
        <table:table-row table:style-name="ro1">
          <table:table-cell office:value-type="string" calcext:value-type="string">
            <text:p>2018-05-29</text:p>
          </table:table-cell>
          <table:table-cell office:value-type="float" office:value="185.740005" calcext:value-type="float">
            <text:p>185.74000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0.0069320225*[.D42]^2 + 0.9242038877*[.D42] + 160.1437270675" office:value-type="float" office:value="186.0206465755" calcext:value-type="float">
            <text:p>186.020646575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-0.1849197185*[.G42] + 189.5355026317" office:value-type="float" office:value="182.1387138917" calcext:value-type="float">
            <text:p>182.1387138917</text:p>
          </table:table-cell>
          <table:table-cell/>
        </table:table-row>
        <table:table-row table:style-name="ro1">
          <table:table-cell office:value-type="string" calcext:value-type="string">
            <text:p>2018-05-30</text:p>
          </table:table-cell>
          <table:table-cell office:value-type="float" office:value="187.669998" calcext:value-type="float">
            <text:p>187.66999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-0.0069320225*[.D43]^2 + 0.9242038877*[.D43] + 160.1437270675" office:value-type="float" office:value="186.3833566407" calcext:value-type="float">
            <text:p>186.383356640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-0.1849197185*[.G43] + 189.5355026317" office:value-type="float" office:value="181.9537941732" calcext:value-type="float">
            <text:p>181.9537941732</text:p>
          </table:table-cell>
          <table:table-cell/>
        </table:table-row>
        <table:table-row table:style-name="ro1">
          <table:table-cell office:value-type="string" calcext:value-type="string">
            <text:p>2018-05-31</text:p>
          </table:table-cell>
          <table:table-cell office:value-type="float" office:value="191.779999" calcext:value-type="float">
            <text:p>191.7799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-0.0069320225*[.D44]^2 + 0.9242038877*[.D44] + 160.1437270675" office:value-type="float" office:value="186.7322026609" calcext:value-type="float">
            <text:p>186.732202660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-0.1849197185*[.G44] + 189.5355026317" office:value-type="float" office:value="181.7688744547" calcext:value-type="float">
            <text:p>181.7688744547</text:p>
          </table:table-cell>
          <table:table-cell/>
        </table:table-row>
        <table:table-row table:style-name="ro1">
          <table:table-cell office:value-type="string" calcext:value-type="string">
            <text:p>2018-06-01</text:p>
          </table:table-cell>
          <table:table-cell office:value-type="float" office:value="193.990005" calcext:value-type="float">
            <text:p>193.99000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-0.0069320225*[.D45]^2 + 0.9242038877*[.D45] + 160.1437270675" office:value-type="float" office:value="187.0671846361" calcext:value-type="float">
            <text:p>187.067184636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-0.1849197185*[.G45] + 189.5355026317" office:value-type="float" office:value="181.5839547362" calcext:value-type="float">
            <text:p>181.5839547362</text:p>
          </table:table-cell>
          <table:table-cell/>
        </table:table-row>
        <table:table-row table:style-name="ro1">
          <table:table-cell office:value-type="string" calcext:value-type="string">
            <text:p>2018-06-04</text:p>
          </table:table-cell>
          <table:table-cell office:value-type="float" office:value="193.279999" calcext:value-type="float">
            <text:p>193.27999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-0.0069320225*[.D46]^2 + 0.9242038877*[.D46] + 160.1437270675" office:value-type="float" office:value="187.3883025663" calcext:value-type="float">
            <text:p>187.388302566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-0.1849197185*[.G46] + 189.5355026317" office:value-type="float" office:value="181.3990350177" calcext:value-type="float">
            <text:p>181.3990350177</text:p>
          </table:table-cell>
          <table:table-cell/>
        </table:table-row>
        <table:table-row table:style-name="ro1">
          <table:table-cell office:value-type="string" calcext:value-type="string">
            <text:p>2018-06-05</text:p>
          </table:table-cell>
          <table:table-cell office:value-type="float" office:value="192.940002" calcext:value-type="float">
            <text:p>192.94000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-0.0069320225*[.D47]^2 + 0.9242038877*[.D47] + 160.1437270675" office:value-type="float" office:value="187.6955564515" calcext:value-type="float">
            <text:p>187.695556451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-0.1849197185*[.G47] + 189.5355026317" office:value-type="float" office:value="181.2141152992" calcext:value-type="float">
            <text:p>181.2141152992</text:p>
          </table:table-cell>
          <table:table-cell/>
        </table:table-row>
        <table:table-row table:style-name="ro1">
          <table:table-cell office:value-type="string" calcext:value-type="string">
            <text:p>2018-06-06</text:p>
          </table:table-cell>
          <table:table-cell office:value-type="float" office:value="191.339996" calcext:value-type="float">
            <text:p>191.33999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-0.0069320225*[.D48]^2 + 0.9242038877*[.D48] + 160.1437270675" office:value-type="float" office:value="187.9889462917" calcext:value-type="float">
            <text:p>187.9889462917</text:p>
          </table:table-cell>
          <table:table-cell/>
          <table:table-cell office:value-type="float" office:value="46" calcext:value-type="float">
            <text:p>46</text:p>
          </table:table-cell>
          <table:table-cell table:formula="of:=-0.1849197185*[.G48] + 189.5355026317" office:value-type="float" office:value="181.0291955807" calcext:value-type="float">
            <text:p>181.0291955807</text:p>
          </table:table-cell>
          <table:table-cell/>
        </table:table-row>
        <table:table-row table:style-name="ro1">
          <table:table-cell office:value-type="string" calcext:value-type="string">
            <text:p>2018-06-07</text:p>
          </table:table-cell>
          <table:table-cell office:value-type="float" office:value="188.179993" calcext:value-type="float">
            <text:p>188.17999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-0.0069320225*[.D49]^2 + 0.9242038877*[.D49] + 160.1437270675" office:value-type="float" office:value="188.2684720869" calcext:value-type="float">
            <text:p>188.268472086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-0.1849197185*[.G49] + 189.5355026317" office:value-type="float" office:value="180.8442758622" calcext:value-type="float">
            <text:p>180.8442758622</text:p>
          </table:table-cell>
          <table:table-cell/>
        </table:table-row>
        <table:table-row table:style-name="ro1">
          <table:table-cell office:value-type="string" calcext:value-type="string">
            <text:p>2018-06-08</text:p>
          </table:table-cell>
          <table:table-cell office:value-type="float" office:value="189.100006" calcext:value-type="float">
            <text:p>189.10000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-0.0069320225*[.D50]^2 + 0.9242038877*[.D50] + 160.1437270675" office:value-type="float" office:value="188.5341338371" calcext:value-type="float">
            <text:p>188.534133837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-0.1849197185*[.G50] + 189.5355026317" office:value-type="float" office:value="180.6593561437" calcext:value-type="float">
            <text:p>180.6593561437</text:p>
          </table:table-cell>
          <table:table-cell/>
        </table:table-row>
        <table:table-row table:style-name="ro1">
          <table:table-cell office:value-type="string" calcext:value-type="string">
            <text:p>2018-06-11</text:p>
          </table:table-cell>
          <table:table-cell office:value-type="float" office:value="191.539993" calcext:value-type="float">
            <text:p>191.53999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-0.0069320225*[.D51]^2 + 0.9242038877*[.D51] + 160.1437270675" office:value-type="float" office:value="188.7859315423" calcext:value-type="float">
            <text:p>188.785931542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-0.1849197185*[.G51] + 189.5355026317" office:value-type="float" office:value="180.4744364252" calcext:value-type="float">
            <text:p>180.4744364252</text:p>
          </table:table-cell>
          <table:table-cell/>
        </table:table-row>
        <table:table-row table:style-name="ro1">
          <table:table-cell office:value-type="string" calcext:value-type="string">
            <text:p>2018-06-12</text:p>
          </table:table-cell>
          <table:table-cell office:value-type="float" office:value="192.399994" calcext:value-type="float">
            <text:p>192.39999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-0.0069320225*[.D52]^2 + 0.9242038877*[.D52] + 160.1437270675" office:value-type="float" office:value="189.0238652025" calcext:value-type="float">
            <text:p>189.023865202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-0.1849197185*[.G52] + 189.5355026317" office:value-type="float" office:value="180.2895167067" calcext:value-type="float">
            <text:p>180.2895167067</text:p>
          </table:table-cell>
          <table:table-cell/>
        </table:table-row>
        <table:table-row table:style-name="ro1">
          <table:table-cell office:value-type="string" calcext:value-type="string">
            <text:p>2018-06-13</text:p>
          </table:table-cell>
          <table:table-cell office:value-type="float" office:value="192.410004" calcext:value-type="float">
            <text:p>192.41000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-0.0069320225*[.D53]^2 + 0.9242038877*[.D53] + 160.1437270675" office:value-type="float" office:value="189.2479348177" calcext:value-type="float">
            <text:p>189.2479348177</text:p>
          </table:table-cell>
          <table:table-cell/>
          <table:table-cell office:value-type="float" office:value="51" calcext:value-type="float">
            <text:p>51</text:p>
          </table:table-cell>
          <table:table-cell table:formula="of:=-0.1849197185*[.G53] + 189.5355026317" office:value-type="float" office:value="180.1045969882" calcext:value-type="float">
            <text:p>180.1045969882</text:p>
          </table:table-cell>
          <table:table-cell/>
        </table:table-row>
        <table:table-row table:style-name="ro1">
          <table:table-cell office:value-type="string" calcext:value-type="string">
            <text:p>2018-06-14</text:p>
          </table:table-cell>
          <table:table-cell office:value-type="float" office:value="196.809998" calcext:value-type="float">
            <text:p>196.80999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-0.0069320225*[.D54]^2 + 0.9242038877*[.D54] + 160.1437270675" office:value-type="float" office:value="189.4581403879" calcext:value-type="float">
            <text:p>189.458140387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-0.1849197185*[.G54] + 189.5355026317" office:value-type="float" office:value="179.9196772697" calcext:value-type="float">
            <text:p>179.9196772697</text:p>
          </table:table-cell>
          <table:table-cell/>
        </table:table-row>
        <table:table-row table:style-name="ro1">
          <table:table-cell office:value-type="string" calcext:value-type="string">
            <text:p>2018-06-15</text:p>
          </table:table-cell>
          <table:table-cell office:value-type="float" office:value="195.850006" calcext:value-type="float">
            <text:p>195.850006</text:p>
          </table:table-cell>
          <table:table-cell/>
          <table:table-cell office:value-type="float" office:value="53" calcext:value-type="float">
            <text:p>53</text:p>
          </table:table-cell>
          <table:table-cell table:formula="of:=-0.0069320225*[.D55]^2 + 0.9242038877*[.D55] + 160.1437270675" office:value-type="float" office:value="189.6544819131" calcext:value-type="float">
            <text:p>189.654481913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-0.1849197185*[.G55] + 189.5355026317" office:value-type="float" office:value="179.7347575512" calcext:value-type="float">
            <text:p>179.7347575512</text:p>
          </table:table-cell>
          <table:table-cell/>
        </table:table-row>
        <table:table-row table:style-name="ro1">
          <table:table-cell office:value-type="string" calcext:value-type="string">
            <text:p>2018-06-18</text:p>
          </table:table-cell>
          <table:table-cell office:value-type="float" office:value="198.309998" calcext:value-type="float">
            <text:p>198.30999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-0.0069320225*[.D56]^2 + 0.9242038877*[.D56] + 160.1437270675" office:value-type="float" office:value="189.8369593933" calcext:value-type="float">
            <text:p>189.836959393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-0.1849197185*[.G56] + 189.5355026317" office:value-type="float" office:value="179.5498378327" calcext:value-type="float">
            <text:p>179.5498378327</text:p>
          </table:table-cell>
          <table:table-cell/>
        </table:table-row>
        <table:table-row table:style-name="ro1">
          <table:table-cell office:value-type="string" calcext:value-type="string">
            <text:p>2018-06-19</text:p>
          </table:table-cell>
          <table:table-cell office:value-type="float" office:value="197.490005" calcext:value-type="float">
            <text:p>197.49000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-0.0069320225*[.D57]^2 + 0.9242038877*[.D57] + 160.1437270675" office:value-type="float" office:value="190.0055728285" calcext:value-type="float">
            <text:p>190.005572828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-0.1849197185*[.G57] + 189.5355026317" office:value-type="float" office:value="179.3649181142" calcext:value-type="float">
            <text:p>179.3649181142</text:p>
          </table:table-cell>
          <table:table-cell/>
        </table:table-row>
        <table:table-row table:style-name="ro1">
          <table:table-cell office:value-type="string" calcext:value-type="string">
            <text:p>2018-06-20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-0.0069320225*[.D58]^2 + 0.9242038877*[.D58] + 160.1437270675" office:value-type="float" office:value="190.1603222187" calcext:value-type="float">
            <text:p>190.1603222187</text:p>
          </table:table-cell>
          <table:table-cell/>
          <table:table-cell office:value-type="float" office:value="56" calcext:value-type="float">
            <text:p>56</text:p>
          </table:table-cell>
          <table:table-cell table:formula="of:=-0.1849197185*[.G58] + 189.5355026317" office:value-type="float" office:value="179.1799983957" calcext:value-type="float">
            <text:p>179.1799983957</text:p>
          </table:table-cell>
          <table:table-cell/>
        </table:table-row>
        <table:table-row table:style-name="ro1">
          <table:table-cell office:value-type="string" calcext:value-type="string">
            <text:p>2018-06-21</text:p>
          </table:table-cell>
          <table:table-cell office:value-type="float" office:value="201.5" calcext:value-type="float">
            <text:p>201.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-0.0069320225*[.D59]^2 + 0.9242038877*[.D59] + 160.1437270675" office:value-type="float" office:value="190.3012075639" calcext:value-type="float">
            <text:p>190.301207563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-0.1849197185*[.G59] + 189.5355026317" office:value-type="float" office:value="178.9950786772" calcext:value-type="float">
            <text:p>178.9950786772</text:p>
          </table:table-cell>
          <table:table-cell/>
        </table:table-row>
        <table:table-row table:style-name="ro1">
          <table:table-cell office:value-type="string" calcext:value-type="string">
            <text:p>2018-06-22</text:p>
          </table:table-cell>
          <table:table-cell office:value-type="float" office:value="201.740005" calcext:value-type="float">
            <text:p>201.740005</text:p>
          </table:table-cell>
          <table:table-cell/>
          <table:table-cell office:value-type="float" office:value="58" calcext:value-type="float">
            <text:p>58</text:p>
          </table:table-cell>
          <table:table-cell table:formula="of:=-0.0069320225*[.D60]^2 + 0.9242038877*[.D60] + 160.1437270675" office:value-type="float" office:value="190.4282288641" calcext:value-type="float">
            <text:p>190.428228864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-0.1849197185*[.G60] + 189.5355026317" office:value-type="float" office:value="178.8101589587" calcext:value-type="float">
            <text:p>178.8101589587</text:p>
          </table:table-cell>
          <table:table-cell/>
        </table:table-row>
        <table:table-row table:style-name="ro1">
          <table:table-cell office:value-type="string" calcext:value-type="string">
            <text:p>2018-06-25</text:p>
          </table:table-cell>
          <table:table-cell office:value-type="float" office:value="196.350006" calcext:value-type="float">
            <text:p>196.350006</text:p>
          </table:table-cell>
          <table:table-cell/>
          <table:table-cell office:value-type="float" office:value="59" calcext:value-type="float">
            <text:p>59</text:p>
          </table:table-cell>
          <table:table-cell table:formula="of:=-0.0069320225*[.D61]^2 + 0.9242038877*[.D61] + 160.1437270675" office:value-type="float" office:value="190.5413861193" calcext:value-type="float">
            <text:p>190.541386119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-0.1849197185*[.G61] + 189.5355026317" office:value-type="float" office:value="178.6252392402" calcext:value-type="float">
            <text:p>178.6252392402</text:p>
          </table:table-cell>
          <table:table-cell/>
        </table:table-row>
        <table:table-row table:style-name="ro1">
          <table:table-cell office:value-type="string" calcext:value-type="string">
            <text:p>2018-06-2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-0.0069320225*[.D62]^2 + 0.9242038877*[.D62] + 160.1437270675" office:value-type="float" office:value="190.6406793295" calcext:value-type="float">
            <text:p>190.640679329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-0.1849197185*[.G62] + 189.5355026317" office:value-type="float" office:value="178.4403195217" calcext:value-type="float">
            <text:p>178.4403195217</text:p>
          </table:table-cell>
          <table:table-cell/>
        </table:table-row>
        <table:table-row table:style-name="ro1">
          <table:table-cell office:value-type="string" calcext:value-type="string">
            <text:p>2018-06-27</text:p>
          </table:table-cell>
          <table:table-cell office:value-type="float" office:value="195.839996" calcext:value-type="float">
            <text:p>195.83999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-0.0069320225*[.D63]^2 + 0.9242038877*[.D63] + 160.1437270675" office:value-type="float" office:value="190.7261084947" calcext:value-type="float">
            <text:p>190.726108494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-0.1849197185*[.G63] + 189.5355026317" office:value-type="float" office:value="178.2553998032" calcext:value-type="float">
            <text:p>178.2553998032</text:p>
          </table:table-cell>
          <table:table-cell/>
        </table:table-row>
        <table:table-row table:style-name="ro1">
          <table:table-cell office:value-type="string" calcext:value-type="string">
            <text:p>2018-06-28</text:p>
          </table:table-cell>
          <table:table-cell office:value-type="float" office:value="196.229996" calcext:value-type="float">
            <text:p>196.22999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-0.0069320225*[.D64]^2 + 0.9242038877*[.D64] + 160.1437270675" office:value-type="float" office:value="190.7976736149" calcext:value-type="float">
            <text:p>190.797673614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-0.1849197185*[.G64] + 189.5355026317" office:value-type="float" office:value="178.0704800847" calcext:value-type="float">
            <text:p>178.0704800847</text:p>
          </table:table-cell>
          <table:table-cell/>
        </table:table-row>
        <table:table-row table:style-name="ro1">
          <table:table-cell office:value-type="string" calcext:value-type="string">
            <text:p>2018-06-29</text:p>
          </table:table-cell>
          <table:table-cell office:value-type="float" office:value="194.320007" calcext:value-type="float">
            <text:p>194.32000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-0.0069320225*[.D65]^2 + 0.9242038877*[.D65] + 160.1437270675" office:value-type="float" office:value="190.8553746901" calcext:value-type="float">
            <text:p>190.855374690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-0.1849197185*[.G65] + 189.5355026317" office:value-type="float" office:value="177.8855603662" calcext:value-type="float">
            <text:p>177.8855603662</text:p>
          </table:table-cell>
          <table:table-cell/>
        </table:table-row>
        <table:table-row table:style-name="ro1">
          <table:table-cell office:value-type="string" calcext:value-type="string">
            <text:p>2018-07-02</text:p>
          </table:table-cell>
          <table:table-cell office:value-type="float" office:value="197.360001" calcext:value-type="float">
            <text:p>197.36000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-0.0069320225*[.D66]^2 + 0.9242038877*[.D66] + 160.1437270675" office:value-type="float" office:value="190.8992117203" calcext:value-type="float">
            <text:p>190.8992117203</text:p>
          </table:table-cell>
          <table:table-cell/>
          <table:table-cell office:value-type="float" office:value="64" calcext:value-type="float">
            <text:p>64</text:p>
          </table:table-cell>
          <table:table-cell table:formula="of:=-0.1849197185*[.G66] + 189.5355026317" office:value-type="float" office:value="177.7006406477" calcext:value-type="float">
            <text:p>177.7006406477</text:p>
          </table:table-cell>
          <table:table-cell/>
        </table:table-row>
        <table:table-row table:style-name="ro1">
          <table:table-cell office:value-type="string" calcext:value-type="string">
            <text:p>2018-07-03</text:p>
          </table:table-cell>
          <table:table-cell office:value-type="float" office:value="192.729996" calcext:value-type="float">
            <text:p>192.72999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-0.0069320225*[.D67]^2 + 0.9242038877*[.D67] + 160.1437270675" office:value-type="float" office:value="190.9291847055" calcext:value-type="float">
            <text:p>190.929184705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-0.1849197185*[.G67] + 189.5355026317" office:value-type="float" office:value="177.5157209292" calcext:value-type="float">
            <text:p>177.5157209292</text:p>
          </table:table-cell>
          <table:table-cell/>
        </table:table-row>
        <table:table-row table:style-name="ro1">
          <table:table-cell office:value-type="string" calcext:value-type="string">
            <text:p>2018-07-05</text:p>
          </table:table-cell>
          <table:table-cell office:value-type="float" office:value="198.449997" calcext:value-type="float">
            <text:p>198.44999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-0.0069320225*[.D68]^2 + 0.9242038877*[.D68] + 160.1437270675" office:value-type="float" office:value="190.9452936457" calcext:value-type="float">
            <text:p>190.945293645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-0.1849197185*[.G68] + 189.5355026317" office:value-type="float" office:value="177.3308012107" calcext:value-type="float">
            <text:p>177.3308012107</text:p>
          </table:table-cell>
          <table:table-cell/>
        </table:table-row>
        <table:table-row table:style-name="ro1">
          <table:table-cell office:value-type="string" calcext:value-type="string">
            <text:p>2018-07-06</text:p>
          </table:table-cell>
          <table:table-cell office:value-type="float" office:value="203.229996" calcext:value-type="float">
            <text:p>203.22999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-0.0069320225*[.D69]^2 + 0.9242038877*[.D69] + 160.1437270675" office:value-type="float" office:value="190.9475385409" calcext:value-type="float">
            <text:p>190.947538540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-0.1849197185*[.G69] + 189.5355026317" office:value-type="float" office:value="177.1458814922" calcext:value-type="float">
            <text:p>177.1458814922</text:p>
          </table:table-cell>
          <table:table-cell/>
        </table:table-row>
        <table:table-row table:style-name="ro1">
          <table:table-cell office:value-type="string" calcext:value-type="string">
            <text:p>2018-07-09</text:p>
          </table:table-cell>
          <table:table-cell office:value-type="float" office:value="204.740005" calcext:value-type="float">
            <text:p>204.74000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-0.0069320225*[.D70]^2 + 0.9242038877*[.D70] + 160.1437270675" office:value-type="float" office:value="190.9359193911" calcext:value-type="float">
            <text:p>190.935919391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-0.1849197185*[.G70] + 189.5355026317" office:value-type="float" office:value="176.9609617737" calcext:value-type="float">
            <text:p>176.9609617737</text:p>
          </table:table-cell>
          <table:table-cell/>
        </table:table-row>
        <table:table-row table:style-name="ro1">
          <table:table-cell office:value-type="string" calcext:value-type="string">
            <text:p>2018-07-10</text:p>
          </table:table-cell>
          <table:table-cell office:value-type="float" office:value="203.539993" calcext:value-type="float">
            <text:p>203.53999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-0.0069320225*[.D71]^2 + 0.9242038877*[.D71] + 160.1437270675" office:value-type="float" office:value="190.9104361963" calcext:value-type="float">
            <text:p>190.910436196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-0.1849197185*[.G71] + 189.5355026317" office:value-type="float" office:value="176.7760420552" calcext:value-type="float">
            <text:p>176.7760420552</text:p>
          </table:table-cell>
          <table:table-cell/>
        </table:table-row>
        <table:table-row table:style-name="ro1">
          <table:table-cell office:value-type="string" calcext:value-type="string">
            <text:p>2018-07-11</text:p>
          </table:table-cell>
          <table:table-cell office:value-type="float" office:value="202.539993" calcext:value-type="float">
            <text:p>202.53999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-0.0069320225*[.D72]^2 + 0.9242038877*[.D72] + 160.1437270675" office:value-type="float" office:value="190.8710889565" calcext:value-type="float">
            <text:p>190.871088956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-0.1849197185*[.G72] + 189.5355026317" office:value-type="float" office:value="176.5911223367" calcext:value-type="float">
            <text:p>176.5911223367</text:p>
          </table:table-cell>
          <table:table-cell/>
        </table:table-row>
        <table:table-row table:style-name="ro1">
          <table:table-cell office:value-type="string" calcext:value-type="string">
            <text:p>2018-07-12</text:p>
          </table:table-cell>
          <table:table-cell office:value-type="float" office:value="206.919998" calcext:value-type="float">
            <text:p>206.91999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-0.0069320225*[.D73]^2 + 0.9242038877*[.D73] + 160.1437270675" office:value-type="float" office:value="190.8178776717" calcext:value-type="float">
            <text:p>190.8178776717</text:p>
          </table:table-cell>
          <table:table-cell/>
          <table:table-cell office:value-type="float" office:value="71" calcext:value-type="float">
            <text:p>71</text:p>
          </table:table-cell>
          <table:table-cell table:formula="of:=-0.1849197185*[.G73] + 189.5355026317" office:value-type="float" office:value="176.4062026182" calcext:value-type="float">
            <text:p>176.4062026182</text:p>
          </table:table-cell>
          <table:table-cell/>
        </table:table-row>
        <table:table-row table:style-name="ro1">
          <table:table-cell office:value-type="string" calcext:value-type="string">
            <text:p>2018-07-13</text:p>
          </table:table-cell>
          <table:table-cell office:value-type="float" office:value="207.320007" calcext:value-type="float">
            <text:p>207.320007</text:p>
          </table:table-cell>
          <table:table-cell/>
          <table:table-cell office:value-type="float" office:value="72" calcext:value-type="float">
            <text:p>72</text:p>
          </table:table-cell>
          <table:table-cell table:formula="of:=-0.0069320225*[.D74]^2 + 0.9242038877*[.D74] + 160.1437270675" office:value-type="float" office:value="190.7508023419" calcext:value-type="float">
            <text:p>190.75080234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-0.1849197185*[.G74] + 189.5355026317" office:value-type="float" office:value="176.2212828997" calcext:value-type="float">
            <text:p>176.2212828997</text:p>
          </table:table-cell>
          <table:table-cell/>
        </table:table-row>
        <table:table-row table:style-name="ro1">
          <table:table-cell office:value-type="string" calcext:value-type="string">
            <text:p>2018-07-16</text:p>
          </table:table-cell>
          <table:table-cell office:value-type="float" office:value="207.229996" calcext:value-type="float">
            <text:p>207.229996</text:p>
          </table:table-cell>
          <table:table-cell/>
          <table:table-cell office:value-type="float" office:value="73" calcext:value-type="float">
            <text:p>73</text:p>
          </table:table-cell>
          <table:table-cell table:formula="of:=-0.0069320225*[.D75]^2 + 0.9242038877*[.D75] + 160.1437270675" office:value-type="float" office:value="190.6698629671" calcext:value-type="float">
            <text:p>190.669862967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-0.1849197185*[.G75] + 189.5355026317" office:value-type="float" office:value="176.0363631812" calcext:value-type="float">
            <text:p>176.0363631812</text:p>
          </table:table-cell>
          <table:table-cell/>
        </table:table-row>
        <table:table-row table:style-name="ro1">
          <table:table-cell office:value-type="string" calcext:value-type="string">
            <text:p>2018-07-17</text:p>
          </table:table-cell>
          <table:table-cell office:value-type="float" office:value="209.990005" calcext:value-type="float">
            <text:p>209.99000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-0.0069320225*[.D76]^2 + 0.9242038877*[.D76] + 160.1437270675" office:value-type="float" office:value="190.5750595473" calcext:value-type="float">
            <text:p>190.575059547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-0.1849197185*[.G76] + 189.5355026317" office:value-type="float" office:value="175.8514434627" calcext:value-type="float">
            <text:p>175.8514434627</text:p>
          </table:table-cell>
          <table:table-cell/>
        </table:table-row>
        <table:table-row table:style-name="ro1">
          <table:table-cell office:value-type="string" calcext:value-type="string">
            <text:p>2018-07-18</text:p>
          </table:table-cell>
          <table:table-cell office:value-type="float" office:value="209.360001" calcext:value-type="float">
            <text:p>209.36000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-0.0069320225*[.D77]^2 + 0.9242038877*[.D77] + 160.1437270675" office:value-type="float" office:value="190.4663920825" calcext:value-type="float">
            <text:p>190.466392082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-0.1849197185*[.G77] + 189.5355026317" office:value-type="float" office:value="175.6665237442" calcext:value-type="float">
            <text:p>175.6665237442</text:p>
          </table:table-cell>
          <table:table-cell/>
        </table:table-row>
        <table:table-row table:style-name="ro1">
          <table:table-cell office:value-type="string" calcext:value-type="string">
            <text:p>2018-07-19</text:p>
          </table:table-cell>
          <table:table-cell office:value-type="float" office:value="208.089996" calcext:value-type="float">
            <text:p>208.08999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-0.0069320225*[.D78]^2 + 0.9242038877*[.D78] + 160.1437270675" office:value-type="float" office:value="190.3438605727" calcext:value-type="float">
            <text:p>190.3438605727</text:p>
          </table:table-cell>
          <table:table-cell/>
          <table:table-cell office:value-type="float" office:value="76" calcext:value-type="float">
            <text:p>76</text:p>
          </table:table-cell>
          <table:table-cell table:formula="of:=-0.1849197185*[.G78] + 189.5355026317" office:value-type="float" office:value="175.4816040257" calcext:value-type="float">
            <text:p>175.4816040257</text:p>
          </table:table-cell>
          <table:table-cell/>
        </table:table-row>
        <table:table-row table:style-name="ro1">
          <table:table-cell office:value-type="string" calcext:value-type="string">
            <text:p>2018-07-20</text:p>
          </table:table-cell>
          <table:table-cell office:value-type="float" office:value="209.940002" calcext:value-type="float">
            <text:p>209.94000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-0.0069320225*[.D79]^2 + 0.9242038877*[.D79] + 160.1437270675" office:value-type="float" office:value="190.2074650179" calcext:value-type="float">
            <text:p>190.207465017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-0.1849197185*[.G79] + 189.5355026317" office:value-type="float" office:value="175.2966843072" calcext:value-type="float">
            <text:p>175.2966843072</text:p>
          </table:table-cell>
          <table:table-cell/>
        </table:table-row>
        <table:table-row table:style-name="ro1">
          <table:table-cell office:value-type="string" calcext:value-type="string">
            <text:p>2018-07-23</text:p>
          </table:table-cell>
          <table:table-cell office:value-type="float" office:value="210.910004" calcext:value-type="float">
            <text:p>210.91000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-0.0069320225*[.D80]^2 + 0.9242038877*[.D80] + 160.1437270675" office:value-type="float" office:value="190.0572054181" calcext:value-type="float">
            <text:p>190.057205418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-0.1849197185*[.G80] + 189.5355026317" office:value-type="float" office:value="175.1117645887" calcext:value-type="float">
            <text:p>175.1117645887</text:p>
          </table:table-cell>
          <table:table-cell/>
        </table:table-row>
        <table:table-row table:style-name="ro1">
          <table:table-cell office:value-type="string" calcext:value-type="string">
            <text:p>2018-07-24</text:p>
          </table:table-cell>
          <table:table-cell office:value-type="float" office:value="214.669998" calcext:value-type="float">
            <text:p>214.669998</text:p>
          </table:table-cell>
          <table:table-cell/>
          <table:table-cell office:value-type="float" office:value="79" calcext:value-type="float">
            <text:p>79</text:p>
          </table:table-cell>
          <table:table-cell table:formula="of:=-0.0069320225*[.D81]^2 + 0.9242038877*[.D81] + 160.1437270675" office:value-type="float" office:value="189.8930817733" calcext:value-type="float">
            <text:p>189.893081773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-0.1849197185*[.G81] + 189.5355026317" office:value-type="float" office:value="174.9268448702" calcext:value-type="float">
            <text:p>174.9268448702</text:p>
          </table:table-cell>
          <table:table-cell/>
        </table:table-row>
        <table:table-row table:style-name="ro1">
          <table:table-cell office:value-type="string" calcext:value-type="string">
            <text:p>2018-07-25</text:p>
          </table:table-cell>
          <table:table-cell office:value-type="float" office:value="217.5" calcext:value-type="float">
            <text:p>217.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-0.0069320225*[.D82]^2 + 0.9242038877*[.D82] + 160.1437270675" office:value-type="float" office:value="189.7150940835" calcext:value-type="float">
            <text:p>189.715094083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-0.1849197185*[.G82] + 189.5355026317" office:value-type="float" office:value="174.7419251517" calcext:value-type="float">
            <text:p>174.7419251517</text:p>
          </table:table-cell>
          <table:table-cell/>
        </table:table-row>
        <table:table-row table:style-name="ro1">
          <table:table-cell office:value-type="string" calcext:value-type="string">
            <text:p>2018-07-26</text:p>
          </table:table-cell>
          <table:table-cell office:value-type="float" office:value="176.259995" calcext:value-type="float">
            <text:p>176.25999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-0.0069320225*[.D83]^2 + 0.9242038877*[.D83] + 160.1437270675" office:value-type="float" office:value="189.5232423487" calcext:value-type="float">
            <text:p>189.523242348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-0.1849197185*[.G83] + 189.5355026317" office:value-type="float" office:value="174.5570054332" calcext:value-type="float">
            <text:p>174.5570054332</text:p>
          </table:table-cell>
          <table:table-cell/>
        </table:table-row>
        <table:table-row table:style-name="ro1">
          <table:table-cell office:value-type="string" calcext:value-type="string">
            <text:p>2018-07-27</text:p>
          </table:table-cell>
          <table:table-cell office:value-type="float" office:value="174.889999" calcext:value-type="float">
            <text:p>174.889999</text:p>
          </table:table-cell>
          <table:table-cell/>
          <table:table-cell office:value-type="float" office:value="82" calcext:value-type="float">
            <text:p>82</text:p>
          </table:table-cell>
          <table:table-cell table:formula="of:=-0.0069320225*[.D84]^2 + 0.9242038877*[.D84] + 160.1437270675" office:value-type="float" office:value="189.3175265689" calcext:value-type="float">
            <text:p>189.3175265689</text:p>
          </table:table-cell>
          <table:table-cell/>
          <table:table-cell office:value-type="float" office:value="82" calcext:value-type="float">
            <text:p>82</text:p>
          </table:table-cell>
          <table:table-cell table:formula="of:=-0.1849197185*[.G84] + 189.5355026317" office:value-type="float" office:value="174.3720857147" calcext:value-type="float">
            <text:p>174.3720857147</text:p>
          </table:table-cell>
          <table:table-cell/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171.059998" calcext:value-type="float">
            <text:p>171.05999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-0.0069320225*[.D85]^2 + 0.9242038877*[.D85] + 160.1437270675" office:value-type="float" office:value="189.0979467441" calcext:value-type="float">
            <text:p>189.097946744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-0.1849197185*[.G85] + 189.5355026317" office:value-type="float" office:value="174.1871659962" calcext:value-type="float">
            <text:p>174.1871659962</text:p>
          </table:table-cell>
          <table:table-cell/>
        </table:table-row>
        <table:table-row table:style-name="ro1">
          <table:table-cell office:value-type="string" calcext:value-type="string">
            <text:p>2018-07-31</text:p>
          </table:table-cell>
          <table:table-cell office:value-type="float" office:value="172.580002" calcext:value-type="float">
            <text:p>172.5800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-0.0069320225*[.D86]^2 + 0.9242038877*[.D86] + 160.1437270675" office:value-type="float" office:value="188.8645028743" calcext:value-type="float">
            <text:p>188.864502874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-0.1849197185*[.G86] + 189.5355026317" office:value-type="float" office:value="174.0022462777" calcext:value-type="float">
            <text:p>174.0022462777</text:p>
          </table:table-cell>
          <table:table-cell/>
        </table:table-row>
        <table:table-row table:style-name="ro1">
          <table:table-cell office:value-type="string" calcext:value-type="string">
            <text:p>2018-08-01</text:p>
          </table:table-cell>
          <table:table-cell office:value-type="float" office:value="171.649994" calcext:value-type="float">
            <text:p>171.64999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-0.0069320225*[.D87]^2 + 0.9242038877*[.D87] + 160.1437270675" office:value-type="float" office:value="188.6171949595" calcext:value-type="float">
            <text:p>188.617194959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-0.1849197185*[.G87] + 189.5355026317" office:value-type="float" office:value="173.8173265592" calcext:value-type="float">
            <text:p>173.8173265592</text:p>
          </table:table-cell>
          <table:table-cell/>
        </table:table-row>
        <table:table-row table:style-name="ro1">
          <table:table-cell office:value-type="string" calcext:value-type="string">
            <text:p>2018-08-02</text:p>
          </table:table-cell>
          <table:table-cell office:value-type="float" office:value="176.369995" calcext:value-type="float">
            <text:p>176.36999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-0.0069320225*[.D88]^2 + 0.9242038877*[.D88] + 160.1437270675" office:value-type="float" office:value="188.3560229997" calcext:value-type="float">
            <text:p>188.3560229997</text:p>
          </table:table-cell>
          <table:table-cell/>
          <table:table-cell office:value-type="float" office:value="86" calcext:value-type="float">
            <text:p>86</text:p>
          </table:table-cell>
          <table:table-cell table:formula="of:=-0.1849197185*[.G88] + 189.5355026317" office:value-type="float" office:value="173.6324068407" calcext:value-type="float">
            <text:p>173.6324068407</text:p>
          </table:table-cell>
          <table:table-cell/>
        </table:table-row>
        <table:table-row table:style-name="ro1">
          <table:table-cell office:value-type="string" calcext:value-type="string">
            <text:p>2018-08-03</text:p>
          </table:table-cell>
          <table:table-cell office:value-type="float" office:value="177.779999" calcext:value-type="float">
            <text:p>177.77999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-0.0069320225*[.D89]^2 + 0.9242038877*[.D89] + 160.1437270675" office:value-type="float" office:value="188.0809869949" calcext:value-type="float">
            <text:p>188.080986994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-0.1849197185*[.G89] + 189.5355026317" office:value-type="float" office:value="173.4474871222" calcext:value-type="float">
            <text:p>173.4474871222</text:p>
          </table:table-cell>
          <table:table-cell/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185.690002" calcext:value-type="float">
            <text:p>185.69000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-0.0069320225*[.D90]^2 + 0.9242038877*[.D90] + 160.1437270675" office:value-type="float" office:value="187.7920869451" calcext:value-type="float">
            <text:p>187.792086945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-0.1849197185*[.G90] + 189.5355026317" office:value-type="float" office:value="173.2625674037" calcext:value-type="float">
            <text:p>173.2625674037</text:p>
          </table:table-cell>
          <table:table-cell/>
        </table:table-row>
        <table:table-row table:style-name="ro1">
          <table:table-cell office:value-type="string" calcext:value-type="string">
            <text:p>2018-08-07</text:p>
          </table:table-cell>
          <table:table-cell office:value-type="float" office:value="183.809998" calcext:value-type="float">
            <text:p>183.809998</text:p>
          </table:table-cell>
          <table:table-cell/>
          <table:table-cell office:value-type="float" office:value="89" calcext:value-type="float">
            <text:p>89</text:p>
          </table:table-cell>
          <table:table-cell table:formula="of:=-0.0069320225*[.D91]^2 + 0.9242038877*[.D91] + 160.1437270675" office:value-type="float" office:value="187.4893228503" calcext:value-type="float">
            <text:p>187.489322850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-0.1849197185*[.G91] + 189.5355026317" office:value-type="float" office:value="173.0776476852" calcext:value-type="float">
            <text:p>173.0776476852</text:p>
          </table:table-cell>
          <table:table-cell/>
        </table:table-row>
        <table:table-row table:style-name="ro1">
          <table:table-cell office:value-type="string" calcext:value-type="string">
            <text:p>2018-08-08</text:p>
          </table:table-cell>
          <table:table-cell office:value-type="float" office:value="185.179993" calcext:value-type="float">
            <text:p>185.17999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-0.0069320225*[.D92]^2 + 0.9242038877*[.D92] + 160.1437270675" office:value-type="float" office:value="187.1726947105" calcext:value-type="float">
            <text:p>187.17269471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-0.1849197185*[.G92] + 189.5355026317" office:value-type="float" office:value="172.8927279667" calcext:value-type="float">
            <text:p>172.8927279667</text:p>
          </table:table-cell>
          <table:table-cell/>
        </table:table-row>
        <table:table-row table:style-name="ro1">
          <table:table-cell office:value-type="string" calcext:value-type="string">
            <text:p>2018-08-09</text:p>
          </table:table-cell>
          <table:table-cell office:value-type="float" office:value="183.089996" calcext:value-type="float">
            <text:p>183.08999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-0.0069320225*[.D93]^2 + 0.9242038877*[.D93] + 160.1437270675" office:value-type="float" office:value="186.8422025257" calcext:value-type="float">
            <text:p>186.842202525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-0.1849197185*[.G93] + 189.5355026317" office:value-type="float" office:value="172.7078082482" calcext:value-type="float">
            <text:p>172.7078082482</text:p>
          </table:table-cell>
          <table:table-cell/>
        </table:table-row>
        <table:table-row table:style-name="ro1">
          <table:table-cell office:value-type="string" calcext:value-type="string">
            <text:p>2018-08-10</text:p>
          </table:table-cell>
          <table:table-cell office:value-type="float" office:value="180.259995" calcext:value-type="float">
            <text:p>180.259995</text:p>
          </table:table-cell>
          <table:table-cell/>
          <table:table-cell office:value-type="float" office:value="92" calcext:value-type="float">
            <text:p>92</text:p>
          </table:table-cell>
          <table:table-cell table:formula="of:=-0.0069320225*[.D94]^2 + 0.9242038877*[.D94] + 160.1437270675" office:value-type="float" office:value="186.4978462959" calcext:value-type="float">
            <text:p>186.497846295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-0.1849197185*[.G94] + 189.5355026317" office:value-type="float" office:value="172.5228885297" calcext:value-type="float">
            <text:p>172.5228885297</text:p>
          </table:table-cell>
          <table:table-cell/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180.050003" calcext:value-type="float">
            <text:p>180.05000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-0.0069320225*[.D95]^2 + 0.9242038877*[.D95] + 160.1437270675" office:value-type="float" office:value="186.1396260211" calcext:value-type="float">
            <text:p>186.139626021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-0.1849197185*[.G95] + 189.5355026317" office:value-type="float" office:value="172.3379688112" calcext:value-type="float">
            <text:p>172.3379688112</text:p>
          </table:table-cell>
          <table:table-cell/>
        </table:table-row>
        <table:table-row table:style-name="ro1">
          <table:table-cell office:value-type="string" calcext:value-type="string">
            <text:p>2018-08-14</text:p>
          </table:table-cell>
          <table:table-cell office:value-type="float" office:value="181.110001" calcext:value-type="float">
            <text:p>181.11000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-0.0069320225*[.D96]^2 + 0.9242038877*[.D96] + 160.1437270675" office:value-type="float" office:value="185.7675417013" calcext:value-type="float">
            <text:p>185.767541701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-0.1849197185*[.G96] + 189.5355026317" office:value-type="float" office:value="172.1530490927" calcext:value-type="float">
            <text:p>172.1530490927</text:p>
          </table:table-cell>
          <table:table-cell/>
        </table:table-row>
        <table:table-row table:style-name="ro1">
          <table:table-cell office:value-type="string" calcext:value-type="string">
            <text:p>2018-08-15</text:p>
          </table:table-cell>
          <table:table-cell office:value-type="float" office:value="179.529999" calcext:value-type="float">
            <text:p>179.52999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-0.0069320225*[.D97]^2 + 0.9242038877*[.D97] + 160.1437270675" office:value-type="float" office:value="185.3815933365" calcext:value-type="float">
            <text:p>185.3815933365</text:p>
          </table:table-cell>
          <table:table-cell/>
          <table:table-cell office:value-type="float" office:value="95" calcext:value-type="float">
            <text:p>95</text:p>
          </table:table-cell>
          <table:table-cell table:formula="of:=-0.1849197185*[.G97] + 189.5355026317" office:value-type="float" office:value="171.9681293742" calcext:value-type="float">
            <text:p>171.9681293742</text:p>
          </table:table-cell>
          <table:table-cell/>
        </table:table-row>
        <table:table-row table:style-name="ro1">
          <table:table-cell office:value-type="string" calcext:value-type="string">
            <text:p>2018-08-16</text:p>
          </table:table-cell>
          <table:table-cell office:value-type="float" office:value="174.699997" calcext:value-type="float">
            <text:p>174.69999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-0.0069320225*[.D98]^2 + 0.9242038877*[.D98] + 160.1437270675" office:value-type="float" office:value="184.9817809267" calcext:value-type="float">
            <text:p>184.981780926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-0.1849197185*[.G98] + 189.5355026317" office:value-type="float" office:value="171.7832096557" calcext:value-type="float">
            <text:p>171.7832096557</text:p>
          </table:table-cell>
          <table:table-cell/>
        </table:table-row>
        <table:table-row table:style-name="ro1">
          <table:table-cell office:value-type="string" calcext:value-type="string">
            <text:p>2018-08-17</text:p>
          </table:table-cell>
          <table:table-cell office:value-type="float" office:value="173.800003" calcext:value-type="float">
            <text:p>173.80000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-0.0069320225*[.D99]^2 + 0.9242038877*[.D99] + 160.1437270675" office:value-type="float" office:value="184.5681044719" calcext:value-type="float">
            <text:p>184.5681044719</text:p>
          </table:table-cell>
          <table:table-cell/>
          <table:table-cell office:value-type="float" office:value="97" calcext:value-type="float">
            <text:p>97</text:p>
          </table:table-cell>
          <table:table-cell table:formula="of:=-0.1849197185*[.G99] + 189.5355026317" office:value-type="float" office:value="171.5982899372" calcext:value-type="float">
            <text:p>171.5982899372</text:p>
          </table:table-cell>
          <table:table-cell/>
        </table:table-row>
        <table:table-row table:style-name="ro1">
          <table:table-cell office:value-type="string" calcext:value-type="string">
            <text:p>2018-08-20</text:p>
          </table:table-cell>
          <table:table-cell office:value-type="float" office:value="172.5" calcext:value-type="float">
            <text:p>172.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-0.0069320225*[.D100]^2 + 0.9242038877*[.D100] + 160.1437270675" office:value-type="float" office:value="184.1405639721" calcext:value-type="float">
            <text:p>184.140563972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-0.1849197185*[.G100] + 189.5355026317" office:value-type="float" office:value="171.4133702187" calcext:value-type="float">
            <text:p>171.4133702187</text:p>
          </table:table-cell>
          <table:table-cell/>
        </table:table-row>
        <table:table-row table:style-name="ro1">
          <table:table-cell office:value-type="string" calcext:value-type="string">
            <text:p>2018-08-21</text:p>
          </table:table-cell>
          <table:table-cell office:value-type="float" office:value="172.619995" calcext:value-type="float">
            <text:p>172.61999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-0.0069320225*[.D101]^2 + 0.9242038877*[.D101] + 160.1437270675" office:value-type="float" office:value="183.6991594273" calcext:value-type="float">
            <text:p>183.699159427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-0.1849197185*[.G101] + 189.5355026317" office:value-type="float" office:value="171.2284505002" calcext:value-type="float">
            <text:p>171.2284505002</text:p>
          </table:table-cell>
          <table:table-cell/>
        </table:table-row>
        <table:table-row table:style-name="ro1">
          <table:table-cell office:value-type="string" calcext:value-type="string">
            <text:p>2018-08-22</text:p>
          </table:table-cell>
          <table:table-cell office:value-type="float" office:value="173.639999" calcext:value-type="float">
            <text:p>173.63999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-0.0069320225*[.D102]^2 + 0.9242038877*[.D102] + 160.1437270675" office:value-type="float" office:value="183.2438908375" calcext:value-type="float">
            <text:p>183.243890837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-0.1849197185*[.G102] + 189.5355026317" office:value-type="float" office:value="171.0435307817" calcext:value-type="float">
            <text:p>171.0435307817</text:p>
          </table:table-cell>
          <table:table-cell/>
        </table:table-row>
        <table:table-row table:style-name="ro1">
          <table:table-cell office:value-type="string" calcext:value-type="string">
            <text:p>2018-08-23</text:p>
          </table:table-cell>
          <table:table-cell office:value-type="float" office:value="172.899994" calcext:value-type="float">
            <text:p>172.899994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-0.0069320225*[.D103]^2 + 0.9242038877*[.D103] + 160.1437270675" office:value-type="float" office:value="182.7747582027" calcext:value-type="float">
            <text:p>182.7747582027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-0.1849197185*[.G103] + 189.5355026317" office:value-type="float" office:value="170.8586110632" calcext:value-type="float">
            <text:p>170.8586110632</text:p>
          </table:table-cell>
          <table:table-cell/>
        </table:table-row>
        <table:table-row table:style-name="ro1">
          <table:table-cell office:value-type="string" calcext:value-type="string">
            <text:p>2018-08-24</text:p>
          </table:table-cell>
          <table:table-cell office:value-type="float" office:value="174.649994" calcext:value-type="float">
            <text:p>174.649994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-0.0069320225*[.D104]^2 + 0.9242038877*[.D104] + 160.1437270675" office:value-type="float" office:value="182.2917615229" calcext:value-type="float">
            <text:p>182.2917615229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-0.1849197185*[.G104] + 189.5355026317" office:value-type="float" office:value="170.6736913447" calcext:value-type="float">
            <text:p>170.6736913447</text:p>
          </table:table-cell>
          <table:table-cell/>
        </table:table-row>
        <table:table-row table:style-name="ro1">
          <table:table-cell office:value-type="string" calcext:value-type="string">
            <text:p>2018-08-27</text:p>
          </table:table-cell>
          <table:table-cell office:value-type="float" office:value="177.460007" calcext:value-type="float">
            <text:p>177.460007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-0.0069320225*[.D105]^2 + 0.9242038877*[.D105] + 160.1437270675" office:value-type="float" office:value="181.7949007981" calcext:value-type="float">
            <text:p>181.794900798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-0.1849197185*[.G105] + 189.5355026317" office:value-type="float" office:value="170.4887716262" calcext:value-type="float">
            <text:p>170.4887716262</text:p>
          </table:table-cell>
          <table:table-cell/>
        </table:table-row>
        <table:table-row table:style-name="ro1">
          <table:table-cell office:value-type="string" calcext:value-type="string">
            <text:p>2018-08-28</text:p>
          </table:table-cell>
          <table:table-cell office:value-type="float" office:value="176.259995" calcext:value-type="float">
            <text:p>176.259995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-0.0069320225*[.D106]^2 + 0.9242038877*[.D106] + 160.1437270675" office:value-type="float" office:value="181.2841760283" calcext:value-type="float">
            <text:p>181.2841760283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-0.1849197185*[.G106] + 189.5355026317" office:value-type="float" office:value="170.3038519077" calcext:value-type="float">
            <text:p>170.3038519077</text:p>
          </table:table-cell>
          <table:table-cell/>
        </table:table-row>
        <table:table-row table:style-name="ro1">
          <table:table-cell office:value-type="string" calcext:value-type="string">
            <text:p>2018-08-29</text:p>
          </table:table-cell>
          <table:table-cell office:value-type="float" office:value="175.899994" calcext:value-type="float">
            <text:p>175.899994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-0.0069320225*[.D107]^2 + 0.9242038877*[.D107] + 160.1437270675" office:value-type="float" office:value="180.7595872135" calcext:value-type="float">
            <text:p>180.759587213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-0.1849197185*[.G107] + 189.5355026317" office:value-type="float" office:value="170.1189321892" calcext:value-type="float">
            <text:p>170.1189321892</text:p>
          </table:table-cell>
          <table:table-cell/>
        </table:table-row>
        <table:table-row table:style-name="ro1">
          <table:table-cell office:value-type="string" calcext:value-type="string">
            <text:p>2018-08-30</text:p>
          </table:table-cell>
          <table:table-cell office:value-type="float" office:value="177.639999" calcext:value-type="float">
            <text:p>177.639999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-0.0069320225*[.D108]^2 + 0.9242038877*[.D108] + 160.1437270675" office:value-type="float" office:value="180.2211343537" calcext:value-type="float">
            <text:p>180.2211343537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-0.1849197185*[.G108] + 189.5355026317" office:value-type="float" office:value="169.9340124707" calcext:value-type="float">
            <text:p>169.9340124707</text:p>
          </table:table-cell>
          <table:table-cell/>
        </table:table-row>
        <table:table-row table:style-name="ro1">
          <table:table-cell office:value-type="string" calcext:value-type="string">
            <text:p>2018-08-31</text:p>
          </table:table-cell>
          <table:table-cell office:value-type="float" office:value="175.729996" calcext:value-type="float">
            <text:p>175.729996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-0.0069320225*[.D109]^2 + 0.9242038877*[.D109] + 160.1437270675" office:value-type="float" office:value="179.6688174489" calcext:value-type="float">
            <text:p>179.6688174489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-0.1849197185*[.G109] + 189.5355026317" office:value-type="float" office:value="169.7490927522" calcext:value-type="float">
            <text:p>169.7490927522</text:p>
          </table:table-cell>
          <table:table-cell/>
        </table:table-row>
        <table:table-row table:style-name="ro1">
          <table:table-cell office:value-type="string" calcext:value-type="string">
            <text:p>2018-09-04</text:p>
          </table:table-cell>
          <table:table-cell office:value-type="float" office:value="171.160004" calcext:value-type="float">
            <text:p>171.160004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-0.0069320225*[.D110]^2 + 0.9242038877*[.D110] + 160.1437270675" office:value-type="float" office:value="179.1026364991" calcext:value-type="float">
            <text:p>179.1026364991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-0.1849197185*[.G110] + 189.5355026317" office:value-type="float" office:value="169.5641730337" calcext:value-type="float">
            <text:p>169.5641730337</text:p>
          </table:table-cell>
          <table:table-cell/>
        </table:table-row>
        <table:table-row table:style-name="ro1">
          <table:table-cell office:value-type="string" calcext:value-type="string">
            <text:p>2018-09-05</text:p>
          </table:table-cell>
          <table:table-cell office:value-type="float" office:value="167.179993" calcext:value-type="float">
            <text:p>167.179993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-0.0069320225*[.D111]^2 + 0.9242038877*[.D111] + 160.1437270675" office:value-type="float" office:value="178.5225915043" calcext:value-type="float">
            <text:p>178.5225915043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-0.1849197185*[.G111] + 189.5355026317" office:value-type="float" office:value="169.3792533152" calcext:value-type="float">
            <text:p>169.3792533152</text:p>
          </table:table-cell>
          <table:table-cell/>
        </table:table-row>
        <table:table-row table:style-name="ro1">
          <table:table-cell office:value-type="string" calcext:value-type="string">
            <text:p>2018-09-06</text:p>
          </table:table-cell>
          <table:table-cell office:value-type="float" office:value="162.529999" calcext:value-type="float">
            <text:p>162.529999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-0.0069320225*[.D112]^2 + 0.9242038877*[.D112] + 160.1437270675" office:value-type="float" office:value="177.9286824645" calcext:value-type="float">
            <text:p>177.928682464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-0.1849197185*[.G112] + 189.5355026317" office:value-type="float" office:value="169.1943335967" calcext:value-type="float">
            <text:p>169.1943335967</text:p>
          </table:table-cell>
          <table:table-cell/>
        </table:table-row>
        <table:table-row table:style-name="ro1">
          <table:table-cell office:value-type="string" calcext:value-type="string">
            <text:p>2018-09-07</text:p>
          </table:table-cell>
          <table:table-cell office:value-type="float" office:value="163.039993" calcext:value-type="float">
            <text:p>163.03999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-0.0069320225*[.D113]^2 + 0.9242038877*[.D113] + 160.1437270675" office:value-type="float" office:value="177.3209093797" calcext:value-type="float">
            <text:p>177.3209093797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-0.1849197185*[.G113] + 189.5355026317" office:value-type="float" office:value="169.0094138782" calcext:value-type="float">
            <text:p>169.0094138782</text:p>
          </table:table-cell>
          <table:table-cell/>
        </table:table-row>
        <table:table-row table:style-name="ro1">
          <table:table-cell office:value-type="string" calcext:value-type="string">
            <text:p>2018-09-10</text:p>
          </table:table-cell>
          <table:table-cell office:value-type="float" office:value="164.179993" calcext:value-type="float">
            <text:p>164.179993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-0.0069320225*[.D114]^2 + 0.9242038877*[.D114] + 160.1437270675" office:value-type="float" office:value="176.6992722499" calcext:value-type="float">
            <text:p>176.6992722499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-0.1849197185*[.G114] + 189.5355026317" office:value-type="float" office:value="168.8244941597" calcext:value-type="float">
            <text:p>168.8244941597</text:p>
          </table:table-cell>
          <table:table-cell/>
        </table:table-row>
        <table:table-row table:style-name="ro1">
          <table:table-cell office:value-type="string" calcext:value-type="string">
            <text:p>2018-09-11</text:p>
          </table:table-cell>
          <table:table-cell office:value-type="float" office:value="165.940002" calcext:value-type="float">
            <text:p>165.940002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-0.0069320225*[.D115]^2 + 0.9242038877*[.D115] + 160.1437270675" office:value-type="float" office:value="176.0637710751" calcext:value-type="float">
            <text:p>176.0637710751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-0.1849197185*[.G115] + 189.5355026317" office:value-type="float" office:value="168.6395744412" calcext:value-type="float">
            <text:p>168.6395744412</text:p>
          </table:table-cell>
          <table:table-cell/>
        </table:table-row>
        <table:table-row table:style-name="ro1">
          <table:table-cell office:value-type="string" calcext:value-type="string">
            <text:p>2018-09-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-0.0069320225*[.D116]^2 + 0.9242038877*[.D116] + 160.1437270675" office:value-type="float" office:value="175.4144058553" calcext:value-type="float">
            <text:p>175.4144058553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-0.1849197185*[.G116] + 189.5355026317" office:value-type="float" office:value="168.4546547227" calcext:value-type="float">
            <text:p>168.4546547227</text:p>
          </table:table-cell>
          <table:table-cell/>
        </table:table-row>
        <table:table-row table:style-name="ro1">
          <table:table-cell office:value-type="string" calcext:value-type="string">
            <text:p>2018-09-13</text:p>
          </table:table-cell>
          <table:table-cell office:value-type="float" office:value="161.360001" calcext:value-type="float">
            <text:p>161.360001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-0.0069320225*[.D117]^2 + 0.9242038877*[.D117] + 160.1437270675" office:value-type="float" office:value="174.7511765905" calcext:value-type="float">
            <text:p>174.751176590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-0.1849197185*[.G117] + 189.5355026317" office:value-type="float" office:value="168.2697350042" calcext:value-type="float">
            <text:p>168.2697350042</text:p>
          </table:table-cell>
          <table:table-cell/>
        </table:table-row>
        <table:table-row table:style-name="ro1">
          <table:table-cell office:value-type="string" calcext:value-type="string">
            <text:p>2018-09-14</text:p>
          </table:table-cell>
          <table:table-cell office:value-type="float" office:value="162.320007" calcext:value-type="float">
            <text:p>162.320007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-0.0069320225*[.D118]^2 + 0.9242038877*[.D118] + 160.1437270675" office:value-type="float" office:value="174.0740832807" calcext:value-type="float">
            <text:p>174.0740832807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-0.1849197185*[.G118] + 189.5355026317" office:value-type="float" office:value="168.0848152857" calcext:value-type="float">
            <text:p>168.0848152857</text:p>
          </table:table-cell>
          <table:table-cell/>
        </table:table-row>
        <table:table-row table:style-name="ro1">
          <table:table-cell office:value-type="string" calcext:value-type="string">
            <text:p>2018-09-17</text:p>
          </table:table-cell>
          <table:table-cell office:value-type="float" office:value="160.580002" calcext:value-type="float">
            <text:p>160.58000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-0.0069320225*[.D119]^2 + 0.9242038877*[.D119] + 160.1437270675" office:value-type="float" office:value="173.3831259259" calcext:value-type="float">
            <text:p>173.3831259259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-0.1849197185*[.G119] + 189.5355026317" office:value-type="float" office:value="167.8998955672" calcext:value-type="float">
            <text:p>167.8998955672</text:p>
          </table:table-cell>
          <table:table-cell/>
        </table:table-row>
        <table:table-row table:style-name="ro1">
          <table:table-cell office:value-type="string" calcext:value-type="string">
            <text:p>2018-09-18</text:p>
          </table:table-cell>
          <table:table-cell office:value-type="float" office:value="160.300003" calcext:value-type="float">
            <text:p>160.30000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-0.0069320225*[.D120]^2 + 0.9242038877*[.D120] + 160.1437270675" office:value-type="float" office:value="172.6783045261" calcext:value-type="float">
            <text:p>172.6783045261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-0.1849197185*[.G120] + 189.5355026317" office:value-type="float" office:value="167.7149758487" calcext:value-type="float">
            <text:p>167.7149758487</text:p>
          </table:table-cell>
          <table:table-cell/>
        </table:table-row>
        <table:table-row table:style-name="ro1">
          <table:table-cell office:value-type="string" calcext:value-type="string">
            <text:p>2018-09-19</text:p>
          </table:table-cell>
          <table:table-cell office:value-type="float" office:value="163.059998" calcext:value-type="float">
            <text:p>163.059998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-0.0069320225*[.D121]^2 + 0.9242038877*[.D121] + 160.1437270675" office:value-type="float" office:value="171.9596190813" calcext:value-type="float">
            <text:p>171.9596190813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-0.1849197185*[.G121] + 189.5355026317" office:value-type="float" office:value="167.5300561302" calcext:value-type="float">
            <text:p>167.5300561302</text:p>
          </table:table-cell>
          <table:table-cell/>
        </table:table-row>
        <table:table-row table:style-name="ro1">
          <table:table-cell office:value-type="string" calcext:value-type="string">
            <text:p>2018-09-20</text:p>
          </table:table-cell>
          <table:table-cell office:value-type="float" office:value="166.020004" calcext:value-type="float">
            <text:p>166.020004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-0.0069320225*[.D122]^2 + 0.9242038877*[.D122] + 160.1437270675" office:value-type="float" office:value="171.2270695915" calcext:value-type="float">
            <text:p>171.227069591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-0.1849197185*[.G122] + 189.5355026317" office:value-type="float" office:value="167.3451364117" calcext:value-type="float">
            <text:p>167.3451364117</text:p>
          </table:table-cell>
          <table:table-cell/>
        </table:table-row>
        <table:table-row table:style-name="ro1">
          <table:table-cell office:value-type="string" calcext:value-type="string">
            <text:p>2018-09-21</text:p>
          </table:table-cell>
          <table:table-cell office:value-type="float" office:value="162.929993" calcext:value-type="float">
            <text:p>162.929993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-0.0069320225*[.D123]^2 + 0.9242038877*[.D123] + 160.1437270675" office:value-type="float" office:value="170.4806560567" calcext:value-type="float">
            <text:p>170.4806560567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-0.1849197185*[.G123] + 189.5355026317" office:value-type="float" office:value="167.1602166932" calcext:value-type="float">
            <text:p>167.1602166932</text:p>
          </table:table-cell>
          <table:table-cell/>
        </table:table-row>
        <table:table-row table:style-name="ro1">
          <table:table-cell office:value-type="string" calcext:value-type="string">
            <text:p>2018-09-24</text:p>
          </table:table-cell>
          <table:table-cell office:value-type="float" office:value="165.410004" calcext:value-type="float">
            <text:p>165.410004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-0.0069320225*[.D124]^2 + 0.9242038877*[.D124] + 160.1437270675" office:value-type="float" office:value="169.7203784769" calcext:value-type="float">
            <text:p>169.7203784769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-0.1849197185*[.G124] + 189.5355026317" office:value-type="float" office:value="166.9752969747" calcext:value-type="float">
            <text:p>166.9752969747</text:p>
          </table:table-cell>
          <table:table-cell/>
        </table:table-row>
        <table:table-row table:style-name="ro1">
          <table:table-cell office:value-type="string" calcext:value-type="string">
            <text:p>2018-09-25</text:p>
          </table:table-cell>
          <table:table-cell office:value-type="float" office:value="164.910004" calcext:value-type="float">
            <text:p>164.910004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-0.0069320225*[.D125]^2 + 0.9242038877*[.D125] + 160.1437270675" office:value-type="float" office:value="168.9462368521" calcext:value-type="float">
            <text:p>168.946236852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-0.1849197185*[.G125] + 189.5355026317" office:value-type="float" office:value="166.7903772562" calcext:value-type="float">
            <text:p>166.7903772562</text:p>
          </table:table-cell>
          <table:table-cell/>
        </table:table-row>
        <table:table-row table:style-name="ro1">
          <table:table-cell office:value-type="string" calcext:value-type="string">
            <text:p>2018-09-26</text:p>
          </table:table-cell>
          <table:table-cell office:value-type="float" office:value="166.949997" calcext:value-type="float">
            <text:p>166.949997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-0.0069320225*[.D126]^2 + 0.9242038877*[.D126] + 160.1437270675" office:value-type="float" office:value="168.1582311823" calcext:value-type="float">
            <text:p>168.158231182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-0.1849197185*[.G126] + 189.5355026317" office:value-type="float" office:value="166.6054575377" calcext:value-type="float">
            <text:p>166.6054575377</text:p>
          </table:table-cell>
          <table:table-cell/>
        </table:table-row>
        <table:table-row table:style-name="ro1">
          <table:table-cell office:value-type="string" calcext:value-type="string">
            <text:p>2018-09-27</text:p>
          </table:table-cell>
          <table:table-cell office:value-type="float" office:value="168.839996" calcext:value-type="float">
            <text:p>168.839996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-0.0069320225*[.D127]^2 + 0.9242038877*[.D127] + 160.1437270675" office:value-type="float" office:value="167.3563614675" calcext:value-type="float">
            <text:p>167.356361467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-0.1849197185*[.G127] + 189.5355026317" office:value-type="float" office:value="166.4205378192" calcext:value-type="float">
            <text:p>166.4205378192</text:p>
          </table:table-cell>
          <table:table-cell/>
        </table:table-row>
        <table:table-row table:style-name="ro1">
          <table:table-cell office:value-type="string" calcext:value-type="string">
            <text:p>2018-09-28</text:p>
          </table:table-cell>
          <table:table-cell office:value-type="float" office:value="164.460007" calcext:value-type="float">
            <text:p>164.460007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-0.0069320225*[.D128]^2 + 0.9242038877*[.D128] + 160.1437270675" office:value-type="float" office:value="166.5406277077" calcext:value-type="float">
            <text:p>166.5406277077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-0.1849197185*[.G128] + 189.5355026317" office:value-type="float" office:value="166.2356181007" calcext:value-type="float">
            <text:p>166.2356181007</text:p>
          </table:table-cell>
          <table:table-cell/>
        </table:table-row>
        <table:table-row table:style-name="ro1">
          <table:table-cell office:value-type="string" calcext:value-type="string">
            <text:p>2018-10-01</text:p>
          </table:table-cell>
          <table:table-cell office:value-type="float" office:value="162.440002" calcext:value-type="float">
            <text:p>162.440002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-0.0069320225*[.D129]^2 + 0.9242038877*[.D129] + 160.1437270675" office:value-type="float" office:value="165.7110299029" calcext:value-type="float">
            <text:p>165.7110299029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-0.1849197185*[.G129] + 189.5355026317" office:value-type="float" office:value="166.0506983822" calcext:value-type="float">
            <text:p>166.0506983822</text:p>
          </table:table-cell>
          <table:table-cell/>
        </table:table-row>
        <table:table-row table:style-name="ro1">
          <table:table-cell office:value-type="string" calcext:value-type="string">
            <text:p>2018-10-02</text:p>
          </table:table-cell>
          <table:table-cell office:value-type="float" office:value="159.330002" calcext:value-type="float">
            <text:p>159.330002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-0.0069320225*[.D130]^2 + 0.9242038877*[.D130] + 160.1437270675" office:value-type="float" office:value="164.8675680531" calcext:value-type="float">
            <text:p>164.8675680531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-0.1849197185*[.G130] + 189.5355026317" office:value-type="float" office:value="165.8657786637" calcext:value-type="float">
            <text:p>165.8657786637</text:p>
          </table:table-cell>
          <table:table-cell/>
        </table:table-row>
        <table:table-row table:style-name="ro1">
          <table:table-cell office:value-type="string" calcext:value-type="string">
            <text:p>2018-10-03</text:p>
          </table:table-cell>
          <table:table-cell office:value-type="float" office:value="162.429993" calcext:value-type="float">
            <text:p>162.42999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-0.0069320225*[.D131]^2 + 0.9242038877*[.D131] + 160.1437270675" office:value-type="float" office:value="164.0102421583" calcext:value-type="float">
            <text:p>164.010242158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-0.1849197185*[.G131] + 189.5355026317" office:value-type="float" office:value="165.6808589452" calcext:value-type="float">
            <text:p>165.6808589452</text:p>
          </table:table-cell>
          <table:table-cell/>
        </table:table-row>
        <table:table-row table:style-name="ro1">
          <table:table-cell office:value-type="string" calcext:value-type="string">
            <text:p>2018-10-04</text:p>
          </table:table-cell>
          <table:table-cell office:value-type="float" office:value="158.850006" calcext:value-type="float">
            <text:p>158.850006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-0.0069320225*[.D132]^2 + 0.9242038877*[.D132] + 160.1437270675" office:value-type="float" office:value="163.1390522185" calcext:value-type="float">
            <text:p>163.139052218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-0.1849197185*[.G132] + 189.5355026317" office:value-type="float" office:value="165.4959392267" calcext:value-type="float">
            <text:p>165.4959392267</text:p>
          </table:table-cell>
          <table:table-cell/>
        </table:table-row>
        <table:table-row table:style-name="ro1">
          <table:table-cell office:value-type="string" calcext:value-type="string">
            <text:p>2018-10-05</text:p>
          </table:table-cell>
          <table:table-cell office:value-type="float" office:value="157.330002" calcext:value-type="float">
            <text:p>157.330002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-0.0069320225*[.D133]^2 + 0.9242038877*[.D133] + 160.1437270675" office:value-type="float" office:value="162.2539982337" calcext:value-type="float">
            <text:p>162.2539982337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-0.1849197185*[.G133] + 189.5355026317" office:value-type="float" office:value="165.3110195082" calcext:value-type="float">
            <text:p>165.3110195082</text:p>
          </table:table-cell>
          <table:table-cell/>
        </table:table-row>
        <table:table-row table:style-name="ro1">
          <table:table-cell office:value-type="string" calcext:value-type="string">
            <text:p>2018-10-08</text:p>
          </table:table-cell>
          <table:table-cell office:value-type="float" office:value="157.25" calcext:value-type="float">
            <text:p>157.2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-0.0069320225*[.D134]^2 + 0.9242038877*[.D134] + 160.1437270675" office:value-type="float" office:value="161.3550802039" calcext:value-type="float">
            <text:p>161.3550802039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-0.1849197185*[.G134] + 189.5355026317" office:value-type="float" office:value="165.1260997897" calcext:value-type="float">
            <text:p>165.1260997897</text:p>
          </table:table-cell>
          <table:table-cell/>
        </table:table-row>
        <table:table-row table:style-name="ro1">
          <table:table-cell office:value-type="string" calcext:value-type="string">
            <text:p>2018-10-09</text:p>
          </table:table-cell>
          <table:table-cell office:value-type="float" office:value="157.899994" calcext:value-type="float">
            <text:p>157.899994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-0.0069320225*[.D135]^2 + 0.9242038877*[.D135] + 160.1437270675" office:value-type="float" office:value="160.4422981291" calcext:value-type="float">
            <text:p>160.4422981291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-0.1849197185*[.G135] + 189.5355026317" office:value-type="float" office:value="164.9411800712" calcext:value-type="float">
            <text:p>164.9411800712</text:p>
          </table:table-cell>
          <table:table-cell/>
        </table:table-row>
        <table:table-row table:style-name="ro1">
          <table:table-cell office:value-type="string" calcext:value-type="string">
            <text:p>2018-10-10</text:p>
          </table:table-cell>
          <table:table-cell office:value-type="float" office:value="151.380005" calcext:value-type="float">
            <text:p>151.380005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-0.0069320225*[.D136]^2 + 0.9242038877*[.D136] + 160.1437270675" office:value-type="float" office:value="159.5156520093" calcext:value-type="float">
            <text:p>159.5156520093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-0.1849197185*[.G136] + 189.5355026317" office:value-type="float" office:value="164.7562603527" calcext:value-type="float">
            <text:p>164.7562603527</text:p>
          </table:table-cell>
          <table:table-cell/>
        </table:table-row>
        <table:table-row table:style-name="ro1">
          <table:table-cell office:value-type="string" calcext:value-type="string">
            <text:p>2018-10-11</text:p>
          </table:table-cell>
          <table:table-cell office:value-type="float" office:value="153.350006" calcext:value-type="float">
            <text:p>153.350006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-0.0069320225*[.D137]^2 + 0.9242038877*[.D137] + 160.1437270675" office:value-type="float" office:value="158.5751418445" calcext:value-type="float">
            <text:p>158.5751418445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-0.1849197185*[.G137] + 189.5355026317" office:value-type="float" office:value="164.5713406342" calcext:value-type="float">
            <text:p>164.5713406342</text:p>
          </table:table-cell>
          <table:table-cell/>
        </table:table-row>
        <table:table-row table:style-name="ro1">
          <table:table-cell office:value-type="string" calcext:value-type="string">
            <text:p>2018-10-12</text:p>
          </table:table-cell>
          <table:table-cell office:value-type="float" office:value="153.740005" calcext:value-type="float">
            <text:p>153.740005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-0.0069320225*[.D138]^2 + 0.9242038877*[.D138] + 160.1437270675" office:value-type="float" office:value="157.6207676347" calcext:value-type="float">
            <text:p>157.620767634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-0.1849197185*[.G138] + 189.5355026317" office:value-type="float" office:value="164.3864209157" calcext:value-type="float">
            <text:p>164.3864209157</text:p>
          </table:table-cell>
          <table:table-cell/>
        </table:table-row>
        <table:table-row table:style-name="ro1">
          <table:table-cell office:value-type="string" calcext:value-type="string">
            <text:p>2018-10-15</text:p>
          </table:table-cell>
          <table:table-cell office:value-type="float" office:value="153.520004" calcext:value-type="float">
            <text:p>153.520004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-0.0069320225*[.D139]^2 + 0.9242038877*[.D139] + 160.1437270675" office:value-type="float" office:value="156.6525293799" calcext:value-type="float">
            <text:p>156.6525293799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-0.1849197185*[.G139] + 189.5355026317" office:value-type="float" office:value="164.2015011972" calcext:value-type="float">
            <text:p>164.2015011972</text:p>
          </table:table-cell>
          <table:table-cell/>
        </table:table-row>
        <table:table-row table:style-name="ro1">
          <table:table-cell office:value-type="string" calcext:value-type="string">
            <text:p>2018-10-16</text:p>
          </table:table-cell>
          <table:table-cell office:value-type="float" office:value="158.779999" calcext:value-type="float">
            <text:p>158.779999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-0.0069320225*[.D140]^2 + 0.9242038877*[.D140] + 160.1437270675" office:value-type="float" office:value="155.6704270801" calcext:value-type="float">
            <text:p>155.6704270801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-0.1849197185*[.G140] + 189.5355026317" office:value-type="float" office:value="164.0165814787" calcext:value-type="float">
            <text:p>164.0165814787</text:p>
          </table:table-cell>
          <table:table-cell/>
        </table:table-row>
        <table:table-row table:style-name="ro1">
          <table:table-cell office:value-type="string" calcext:value-type="string">
            <text:p>2018-10-17</text:p>
          </table:table-cell>
          <table:table-cell office:value-type="float" office:value="159.419998" calcext:value-type="float">
            <text:p>159.419998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-0.0069320225*[.D141]^2 + 0.9242038877*[.D141] + 160.1437270675" office:value-type="float" office:value="154.6744607353" calcext:value-type="float">
            <text:p>154.6744607353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-0.1849197185*[.G141] + 189.5355026317" office:value-type="float" office:value="163.8316617602" calcext:value-type="float">
            <text:p>163.8316617602</text:p>
          </table:table-cell>
          <table:table-cell/>
        </table:table-row>
        <table:table-row table:style-name="ro1">
          <table:table-cell office:value-type="string" calcext:value-type="string">
            <text:p>2018-10-18</text:p>
          </table:table-cell>
          <table:table-cell office:value-type="float" office:value="154.919998" calcext:value-type="float">
            <text:p>154.919998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-0.0069320225*[.D142]^2 + 0.9242038877*[.D142] + 160.1437270675" office:value-type="float" office:value="153.6646303455" calcext:value-type="float">
            <text:p>153.664630345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-0.1849197185*[.G142] + 189.5355026317" office:value-type="float" office:value="163.6467420417" calcext:value-type="float">
            <text:p>163.6467420417</text:p>
          </table:table-cell>
          <table:table-cell/>
        </table:table-row>
        <table:table-row table:style-name="ro1">
          <table:table-cell office:value-type="string" calcext:value-type="string">
            <text:p>2018-10-19</text:p>
          </table:table-cell>
          <table:table-cell office:value-type="float" office:value="154.050003" calcext:value-type="float">
            <text:p>154.050003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-0.0069320225*[.D143]^2 + 0.9242038877*[.D143] + 160.1437270675" office:value-type="float" office:value="152.6409359107" calcext:value-type="float">
            <text:p>152.6409359107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-0.1849197185*[.G143] + 189.5355026317" office:value-type="float" office:value="163.4618223232" calcext:value-type="float">
            <text:p>163.4618223232</text:p>
          </table:table-cell>
          <table:table-cell/>
        </table:table-row>
        <table:table-row table:style-name="ro1">
          <table:table-cell office:value-type="string" calcext:value-type="string">
            <text:p>2018-10-22</text:p>
          </table:table-cell>
          <table:table-cell office:value-type="float" office:value="154.779999" calcext:value-type="float">
            <text:p>154.779999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-0.0069320225*[.D144]^2 + 0.9242038877*[.D144] + 160.1437270675" office:value-type="float" office:value="151.6033774309" calcext:value-type="float">
            <text:p>151.6033774309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-0.1849197185*[.G144] + 189.5355026317" office:value-type="float" office:value="163.2769026047" calcext:value-type="float">
            <text:p>163.2769026047</text:p>
          </table:table-cell>
          <table:table-cell/>
        </table:table-row>
        <table:table-row table:style-name="ro1">
          <table:table-cell office:value-type="string" calcext:value-type="string">
            <text:p>2018-10-23</text:p>
          </table:table-cell>
          <table:table-cell office:value-type="float" office:value="154.389999" calcext:value-type="float">
            <text:p>154.38999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-0.0069320225*[.D145]^2 + 0.9242038877*[.D145] + 160.1437270675" office:value-type="float" office:value="150.5519549061" calcext:value-type="float">
            <text:p>150.5519549061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-0.1849197185*[.G145] + 189.5355026317" office:value-type="float" office:value="163.0919828862" calcext:value-type="float">
            <text:p>163.0919828862</text:p>
          </table:table-cell>
          <table:table-cell/>
        </table:table-row>
        <table:table-row table:style-name="ro1">
          <table:table-cell office:value-type="string" calcext:value-type="string">
            <text:p>2018-10-24</text:p>
          </table:table-cell>
          <table:table-cell office:value-type="float" office:value="146.039993" calcext:value-type="float">
            <text:p>146.03999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-0.0069320225*[.D146]^2 + 0.9242038877*[.D146] + 160.1437270675" office:value-type="float" office:value="149.4866683363" calcext:value-type="float">
            <text:p>149.486668336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-0.1849197185*[.G146] + 189.5355026317" office:value-type="float" office:value="162.9070631677" calcext:value-type="float">
            <text:p>162.9070631677</text:p>
          </table:table-cell>
          <table:table-cell/>
        </table:table-row>
        <table:table-row table:style-name="ro1">
          <table:table-cell office:value-type="string" calcext:value-type="string">
            <text:p>2018-10-25</text:p>
          </table:table-cell>
          <table:table-cell office:value-type="float" office:value="150.949997" calcext:value-type="float">
            <text:p>150.949997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-0.0069320225*[.D147]^2 + 0.9242038877*[.D147] + 160.1437270675" office:value-type="float" office:value="148.4075177215" calcext:value-type="float">
            <text:p>148.407517721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-0.1849197185*[.G147] + 189.5355026317" office:value-type="float" office:value="162.7221434492" calcext:value-type="float">
            <text:p>162.7221434492</text:p>
          </table:table-cell>
          <table:table-cell/>
        </table:table-row>
        <table:table-row table:style-name="ro1">
          <table:table-cell office:value-type="string" calcext:value-type="string">
            <text:p>2018-10-26</text:p>
          </table:table-cell>
          <table:table-cell office:value-type="float" office:value="145.369995" calcext:value-type="float">
            <text:p>145.369995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-0.0069320225*[.D148]^2 + 0.9242038877*[.D148] + 160.1437270675" office:value-type="float" office:value="147.3145030617" calcext:value-type="float">
            <text:p>147.3145030617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-0.1849197185*[.G148] + 189.5355026317" office:value-type="float" office:value="162.5372237307" calcext:value-type="float">
            <text:p>162.5372237307</text:p>
          </table:table-cell>
          <table:table-cell/>
        </table:table-row>
        <table:table-row table:style-name="ro1">
          <table:table-cell office:value-type="string" calcext:value-type="string">
            <text:p>2018-10-29</text:p>
          </table:table-cell>
          <table:table-cell office:value-type="float" office:value="142.089996" calcext:value-type="float">
            <text:p>142.089996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-0.0069320225*[.D149]^2 + 0.9242038877*[.D149] + 160.1437270675" office:value-type="float" office:value="146.2076243569" calcext:value-type="float">
            <text:p>146.2076243569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-0.1849197185*[.G149] + 189.5355026317" office:value-type="float" office:value="162.3523040122" calcext:value-type="float">
            <text:p>162.3523040122</text:p>
          </table:table-cell>
          <table:table-cell/>
        </table:table-row>
        <table:table-row table:style-name="ro1">
          <table:table-cell office:value-type="string" calcext:value-type="string">
            <text:p>2018-10-30</text:p>
          </table:table-cell>
          <table:table-cell office:value-type="float" office:value="146.220001" calcext:value-type="float">
            <text:p>146.220001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-0.0069320225*[.D150]^2 + 0.9242038877*[.D150] + 160.1437270675" office:value-type="float" office:value="145.0868816071" calcext:value-type="float">
            <text:p>145.0868816071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-0.1849197185*[.G150] + 189.5355026317" office:value-type="float" office:value="162.1673842937" calcext:value-type="float">
            <text:p>162.1673842937</text:p>
          </table:table-cell>
          <table:table-cell/>
        </table:table-row>
        <table:table-row table:style-name="ro1">
          <table:table-cell office:value-type="string" calcext:value-type="string">
            <text:p>2018-10-31</text:p>
          </table:table-cell>
          <table:table-cell office:value-type="float" office:value="151.789993" calcext:value-type="float">
            <text:p>151.789993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-0.0069320225*[.D151]^2 + 0.9242038877*[.D151] + 160.1437270675" office:value-type="float" office:value="143.9522748123" calcext:value-type="float">
            <text:p>143.9522748123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-0.1849197185*[.G151] + 189.5355026317" office:value-type="float" office:value="161.9824645752" calcext:value-type="float">
            <text:p>161.9824645752</text:p>
          </table:table-cell>
          <table:table-cell/>
        </table:table-row>
        <table:table-row table:style-name="ro1">
          <table:table-cell office:value-type="string" calcext:value-type="string">
            <text:p>2018-11-01</text:p>
          </table:table-cell>
          <table:table-cell office:value-type="float" office:value="151.75" calcext:value-type="float">
            <text:p>151.7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-0.0069320225*[.D152]^2 + 0.9242038877*[.D152] + 160.1437270675" office:value-type="float" office:value="142.8038039725" calcext:value-type="float">
            <text:p>142.803803972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-0.1849197185*[.G152] + 189.5355026317" office:value-type="float" office:value="161.7975448567" calcext:value-type="float">
            <text:p>161.7975448567</text:p>
          </table:table-cell>
          <table:table-cell/>
        </table:table-row>
        <table:table-row table:style-name="ro1">
          <table:table-cell office:value-type="string" calcext:value-type="string">
            <text:p>2018-11-02</text:p>
          </table:table-cell>
          <table:table-cell office:value-type="float" office:value="150.350006" calcext:value-type="float">
            <text:p>150.350006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-0.0069320225*[.D153]^2 + 0.9242038877*[.D153] + 160.1437270675" office:value-type="float" office:value="141.6414690877" calcext:value-type="float">
            <text:p>141.6414690877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-0.1849197185*[.G153] + 189.5355026317" office:value-type="float" office:value="161.6126251382" calcext:value-type="float">
            <text:p>161.6126251382</text:p>
          </table:table-cell>
          <table:table-cell/>
        </table:table-row>
        <table:table-row table:style-name="ro1">
          <table:table-cell office:value-type="string" calcext:value-type="string">
            <text:p>2018-11-05</text:p>
          </table:table-cell>
          <table:table-cell office:value-type="float" office:value="148.679993" calcext:value-type="float">
            <text:p>148.679993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-0.0069320225*[.D154]^2 + 0.9242038877*[.D154] + 160.1437270675" office:value-type="float" office:value="140.4652701579" calcext:value-type="float">
            <text:p>140.4652701579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-0.1849197185*[.G154] + 189.5355026317" office:value-type="float" office:value="161.4277054197" calcext:value-type="float">
            <text:p>161.4277054197</text:p>
          </table:table-cell>
          <table:table-cell/>
        </table:table-row>
        <table:table-row table:style-name="ro1">
          <table:table-cell office:value-type="string" calcext:value-type="string">
            <text:p>2018-11-06</text:p>
          </table:table-cell>
          <table:table-cell office:value-type="float" office:value="149.940002" calcext:value-type="float">
            <text:p>149.940002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-0.0069320225*[.D155]^2 + 0.9242038877*[.D155] + 160.1437270675" office:value-type="float" office:value="139.2752071831" calcext:value-type="float">
            <text:p>139.275207183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-0.1849197185*[.G155] + 189.5355026317" office:value-type="float" office:value="161.2427857012" calcext:value-type="float">
            <text:p>161.2427857012</text:p>
          </table:table-cell>
          <table:table-cell/>
        </table:table-row>
        <table:table-row table:style-name="ro1">
          <table:table-cell office:value-type="string" calcext:value-type="string">
            <text:p>2018-11-07</text:p>
          </table:table-cell>
          <table:table-cell office:value-type="float" office:value="151.529999" calcext:value-type="float">
            <text:p>151.529999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-0.0069320225*[.D156]^2 + 0.9242038877*[.D156] + 160.1437270675" office:value-type="float" office:value="138.0712801633" calcext:value-type="float">
            <text:p>138.0712801633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-0.1849197185*[.G156] + 189.5355026317" office:value-type="float" office:value="161.0578659827" calcext:value-type="float">
            <text:p>161.0578659827</text:p>
          </table:table-cell>
          <table:table-cell/>
        </table:table-row>
        <table:table-row table:style-name="ro1">
          <table:table-cell office:value-type="string" calcext:value-type="string">
            <text:p>2018-11-08</text:p>
          </table:table-cell>
          <table:table-cell office:value-type="float" office:value="147.869995" calcext:value-type="float">
            <text:p>147.869995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-0.0069320225*[.D157]^2 + 0.9242038877*[.D157] + 160.1437270675" office:value-type="float" office:value="136.8534890985" calcext:value-type="float">
            <text:p>136.8534890985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-0.1849197185*[.G157] + 189.5355026317" office:value-type="float" office:value="160.8729462642" calcext:value-type="float">
            <text:p>160.8729462642</text:p>
          </table:table-cell>
          <table:table-cell/>
        </table:table-row>
        <table:table-row table:style-name="ro1">
          <table:table-cell office:value-type="string" calcext:value-type="string">
            <text:p>2018-11-09</text:p>
          </table:table-cell>
          <table:table-cell office:value-type="float" office:value="144.960007" calcext:value-type="float">
            <text:p>144.960007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-0.0069320225*[.D158]^2 + 0.9242038877*[.D158] + 160.1437270675" office:value-type="float" office:value="135.6218339887" calcext:value-type="float">
            <text:p>135.6218339887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-0.1849197185*[.G158] + 189.5355026317" office:value-type="float" office:value="160.6880265457" calcext:value-type="float">
            <text:p>160.6880265457</text:p>
          </table:table-cell>
          <table:table-cell/>
        </table:table-row>
        <table:table-row table:style-name="ro1">
          <table:table-cell office:value-type="string" calcext:value-type="string">
            <text:p>2018-11-12</text:p>
          </table:table-cell>
          <table:table-cell office:value-type="float" office:value="141.550003" calcext:value-type="float">
            <text:p>141.550003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-0.0069320225*[.D159]^2 + 0.9242038877*[.D159] + 160.1437270675" office:value-type="float" office:value="134.3763148339" calcext:value-type="float">
            <text:p>134.3763148339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-0.1849197185*[.G159] + 189.5355026317" office:value-type="float" office:value="160.5031068272" calcext:value-type="float">
            <text:p>160.5031068272</text:p>
          </table:table-cell>
          <table:table-cell/>
        </table:table-row>
        <table:table-row table:style-name="ro1">
          <table:table-cell office:value-type="string" calcext:value-type="string">
            <text:p>2018-11-13</text:p>
          </table:table-cell>
          <table:table-cell office:value-type="float" office:value="142.160004" calcext:value-type="float">
            <text:p>142.160004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-0.0069320225*[.D160]^2 + 0.9242038877*[.D160] + 160.1437270675" office:value-type="float" office:value="133.1169316341" calcext:value-type="float">
            <text:p>133.1169316341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-0.1849197185*[.G160] + 189.5355026317" office:value-type="float" office:value="160.3181871087" calcext:value-type="float">
            <text:p>160.3181871087</text:p>
          </table:table-cell>
          <table:table-cell/>
        </table:table-row>
        <table:table-row table:style-name="ro1">
          <table:table-cell office:value-type="string" calcext:value-type="string">
            <text:p>2018-11-14</text:p>
          </table:table-cell>
          <table:table-cell office:value-type="float" office:value="144.220001" calcext:value-type="float">
            <text:p>144.220001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-0.0069320225*[.D161]^2 + 0.9242038877*[.D161] + 160.1437270675" office:value-type="float" office:value="131.8436843893" calcext:value-type="float">
            <text:p>131.8436843893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-0.1849197185*[.G161] + 189.5355026317" office:value-type="float" office:value="160.1332673902" calcext:value-type="float">
            <text:p>160.13326739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0:17:21.463495259</dc:date>
    <meta:editing-duration>PT8M8S</meta:editing-duration>
    <meta:editing-cycles>1</meta:editing-cycles>
    <meta:generator>LibreOffice/6.0.6.2$Linux_X86_64 LibreOffice_project/00m0$Build-2</meta:generator>
    <meta:document-statistic meta:table-count="1" meta:cell-count="968" meta:object-count="0"/>
  </office:meta>
</office:document-meta>
</file>